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02.82pt" svg:height="277.23pt" svg:x="703.22pt" svg:y="423.72pt">
            <loext:p draw:notify-on-update-of-ranges="Sheet1.A2:Sheet1.A54 Sheet1.F1:Sheet1.F1 Sheet1.F2:Sheet1.F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95.88pt" svg:height="391.72pt" svg:x="702.26pt" svg:y="16.58pt">
            <loext:p draw:notify-on-update-of-ranges="Sheet1.A2:Sheet1.A54 Sheet1.C1:Sheet1.C1 Sheet1.C2:Sheet1.C54 Sheet1.D1:Sheet1.D1 Sheet1.D2:Sheet1.D54 Sheet1.B1:Sheet1.B1 Sheet1.B2:Sheet1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758.66pt" svg:height="347.3pt" svg:x="476.56pt" svg:y="714.36pt">
            <loext:p draw:notify-on-update-of-ranges="Sheet1.A1:Sheet1.A1 Sheet1.A2:Sheet1.A53 Sheet1.B1:Sheet1.B1 Sheet1.B2:Sheet1.B53 Sheet1.G1:Sheet1.G1 Sheet1.G2:Sheet1.G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40.83pt" svg:height="298.91pt" svg:x="474.94pt" svg:y="1082.75pt">
            <loext:p draw:notify-on-update-of-ranges="Sheet1.A1:Sheet1.A1 Sheet1.A2:Sheet1.A53 Sheet1.C1:Sheet1.C1 Sheet1.C2:Sheet1.C53 Sheet1.I1:Sheet1.I1 Sheet1.I2:Sheet1.I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>
            <text:p>Ideal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4MB</text:p>
          </table:table-cell>
          <table:table-cell office:value-type="string" calcext:value-type="string">
            <text:p>Ideal – 4MB</text:p>
          </table:table-cell>
          <table:table-cell office:value-type="string" calcext:value-type="string">
            <text:p>4MB – 4KB</text:p>
          </table:table-cell>
          <table:table-cell office:value-type="string" calcext:value-type="string">
            <text:p>Ideal – Relatorio 3</text:p>
          </table:table-cell>
          <table:table-cell office:value-type="string" calcext:value-type="string">
            <text:p>Delta ideal</text:p>
          </table:table-cell>
          <table:table-cell office:value-type="string" calcext:value-type="string">
            <text:p>4KB-Relatorio 3</text:p>
          </table:table-cell>
          <table:table-cell office:value-type="string" calcext:value-type="string">
            <text:p>Delta 4KB</text:p>
          </table:table-cell>
        </table:table-row>
        <table:table-row table:style-name="ro1">
          <table:table-cell office:value-type="string" calcext:value-type="string">
            <text:p>omnetpp</text:p>
          </table:table-cell>
          <table:table-cell office:value-type="float" office:value="1.952615" calcext:value-type="float">
            <text:p>1.952615</text:p>
          </table:table-cell>
          <table:table-cell office:value-type="float" office:value="0.198312" calcext:value-type="float">
            <text:p>0.198312</text:p>
          </table:table-cell>
          <table:table-cell office:value-type="float" office:value="0.285585" calcext:value-type="float">
            <text:p>0.285585</text:p>
          </table:table-cell>
          <table:table-cell table:formula="of:=[.B2]-[.D2]" office:value-type="float" office:value="1.66703" calcext:value-type="float">
            <text:p>1.66703</text:p>
          </table:table-cell>
          <table:table-cell table:formula="of:=[.D2]-[.C2]" office:value-type="float" office:value="0.087273" calcext:value-type="float">
            <text:p>0.087273</text:p>
          </table:table-cell>
          <table:table-cell office:value-type="float" office:value="1.93" calcext:value-type="float">
            <text:p>1.93</text:p>
          </table:table-cell>
          <table:table-cell table:formula="of:=ABS([.B2]-[.G2])" office:value-type="float" office:value="0.0226149999999998" calcext:value-type="float">
            <text:p>0.022615</text:p>
          </table:table-cell>
          <table:table-cell office:value-type="float" office:value="0.2" calcext:value-type="float">
            <text:p>0.2</text:p>
          </table:table-cell>
          <table:table-cell table:formula="of:=ABS([.C2]-[.I2])" office:value-type="float" office:value="0.00168800000000002" calcext:value-type="float">
            <text:p>0.001688</text:p>
          </table:table-cell>
        </table:table-row>
        <table:table-row table:style-name="ro1">
          <table:table-cell office:value-type="string" calcext:value-type="string">
            <text:p>soplex_1</text:p>
          </table:table-cell>
          <table:table-cell office:value-type="float" office:value="1.49672" calcext:value-type="float">
            <text:p>1.49672</text:p>
          </table:table-cell>
          <table:table-cell office:value-type="float" office:value="0.146335" calcext:value-type="float">
            <text:p>0.146335</text:p>
          </table:table-cell>
          <table:table-cell office:value-type="float" office:value="0.170737" calcext:value-type="float">
            <text:p>0.170737</text:p>
          </table:table-cell>
          <table:table-cell table:formula="of:=[.B3]-[.D3]" office:value-type="float" office:value="1.325983" calcext:value-type="float">
            <text:p>1.325983</text:p>
          </table:table-cell>
          <table:table-cell table:formula="of:=[.D3]-[.C3]" office:value-type="float" office:value="0.024402" calcext:value-type="float">
            <text:p>0.024402</text:p>
          </table:table-cell>
          <table:table-cell office:value-type="float" office:value="1.53" calcext:value-type="float">
            <text:p>1.53</text:p>
          </table:table-cell>
          <table:table-cell table:formula="of:=ABS([.B3]-[.G3])" office:value-type="float" office:value="0.03328" calcext:value-type="float">
            <text:p>0.03328</text:p>
          </table:table-cell>
          <table:table-cell office:value-type="float" office:value="0.15" calcext:value-type="float">
            <text:p>0.15</text:p>
          </table:table-cell>
          <table:table-cell table:formula="of:=ABS([.C3]-[.I3])" office:value-type="float" office:value="0.003665" calcext:value-type="float">
            <text:p>0.003665</text:p>
          </table:table-cell>
        </table:table-row>
        <table:table-row table:style-name="ro1">
          <table:table-cell office:value-type="string" calcext:value-type="string">
            <text:p>gobmk_2</text:p>
          </table:table-cell>
          <table:table-cell office:value-type="float" office:value="1.653963" calcext:value-type="float">
            <text:p>1.653963</text:p>
          </table:table-cell>
          <table:table-cell office:value-type="float" office:value="0.985653" calcext:value-type="float">
            <text:p>0.985653</text:p>
          </table:table-cell>
          <table:table-cell office:value-type="float" office:value="1.040323" calcext:value-type="float">
            <text:p>1.040323</text:p>
          </table:table-cell>
          <table:table-cell table:formula="of:=[.B4]-[.D4]" office:value-type="float" office:value="0.61364" calcext:value-type="float">
            <text:p>0.61364</text:p>
          </table:table-cell>
          <table:table-cell table:formula="of:=[.D4]-[.C4]" office:value-type="float" office:value="0.0546699999999999" calcext:value-type="float">
            <text:p>0.05467</text:p>
          </table:table-cell>
          <table:table-cell office:value-type="float" office:value="1.62" calcext:value-type="float">
            <text:p>1.62</text:p>
          </table:table-cell>
          <table:table-cell table:formula="of:=ABS([.B4]-[.G4])" office:value-type="float" office:value="0.033963" calcext:value-type="float">
            <text:p>0.033963</text:p>
          </table:table-cell>
          <table:table-cell office:value-type="float" office:value="0.98" calcext:value-type="float">
            <text:p>0.98</text:p>
          </table:table-cell>
          <table:table-cell table:formula="of:=ABS([.C4]-[.I4])" office:value-type="float" office:value="0.00565300000000002" calcext:value-type="float">
            <text:p>0.005653</text:p>
          </table:table-cell>
        </table:table-row>
        <table:table-row table:style-name="ro1">
          <table:table-cell office:value-type="string" calcext:value-type="string">
            <text:p>hmmer_1</text:p>
          </table:table-cell>
          <table:table-cell office:value-type="float" office:value="2.172307" calcext:value-type="float">
            <text:p>2.172307</text:p>
          </table:table-cell>
          <table:table-cell table:number-columns-repeated="2" office:value-type="float" office:value="2.085727" calcext:value-type="float">
            <text:p>2.085727</text:p>
          </table:table-cell>
          <table:table-cell table:formula="of:=[.B5]-[.D5]" office:value-type="float" office:value="0.0865800000000001" calcext:value-type="float">
            <text:p>0.08658</text:p>
          </table:table-cell>
          <table:table-cell table:formula="of:=[.D5]-[.C5]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formula="of:=ABS([.B5]-[.G5])" office:value-type="float" office:value="0.0276930000000002" calcext:value-type="float">
            <text:p>0.027693</text:p>
          </table:table-cell>
          <table:table-cell office:value-type="float" office:value="2.08" calcext:value-type="float">
            <text:p>2.08</text:p>
          </table:table-cell>
          <table:table-cell table:formula="of:=ABS([.C5]-[.I5])" office:value-type="float" office:value="0.00572699999999982" calcext:value-type="float">
            <text:p>0.005727</text:p>
          </table:table-cell>
        </table:table-row>
        <table:table-row table:style-name="ro1">
          <table:table-cell office:value-type="string" calcext:value-type="string">
            <text:p>gobmk_1</text:p>
          </table:table-cell>
          <table:table-cell office:value-type="float" office:value="1.626831" calcext:value-type="float">
            <text:p>1.626831</text:p>
          </table:table-cell>
          <table:table-cell office:value-type="float" office:value="0.988939" calcext:value-type="float">
            <text:p>0.988939</text:p>
          </table:table-cell>
          <table:table-cell office:value-type="float" office:value="1.083281" calcext:value-type="float">
            <text:p>1.083281</text:p>
          </table:table-cell>
          <table:table-cell table:formula="of:=[.B6]-[.D6]" office:value-type="float" office:value="0.54355" calcext:value-type="float">
            <text:p>0.54355</text:p>
          </table:table-cell>
          <table:table-cell table:formula="of:=[.D6]-[.C6]" office:value-type="float" office:value="0.094342" calcext:value-type="float">
            <text:p>0.094342</text:p>
          </table:table-cell>
          <table:table-cell office:value-type="float" office:value="1.61" calcext:value-type="float">
            <text:p>1.61</text:p>
          </table:table-cell>
          <table:table-cell table:formula="of:=ABS([.B6]-[.G6])" office:value-type="float" office:value="0.0168310000000003" calcext:value-type="float">
            <text:p>0.016831</text:p>
          </table:table-cell>
          <table:table-cell office:value-type="float" office:value="0.98" calcext:value-type="float">
            <text:p>0.98</text:p>
          </table:table-cell>
          <table:table-cell table:formula="of:=ABS([.C6]-[.I6])" office:value-type="float" office:value="0.00893899999999992" calcext:value-type="float">
            <text:p>0.008939</text:p>
          </table:table-cell>
        </table:table-row>
        <table:table-row table:style-name="ro1">
          <table:table-cell office:value-type="string" calcext:value-type="string">
            <text:p>h264ref_2</text:p>
          </table:table-cell>
          <table:table-cell office:value-type="float" office:value="1.736411" calcext:value-type="float">
            <text:p>1.736411</text:p>
          </table:table-cell>
          <table:table-cell office:value-type="float" office:value="1.245508" calcext:value-type="float">
            <text:p>1.245508</text:p>
          </table:table-cell>
          <table:table-cell office:value-type="float" office:value="1.346598" calcext:value-type="float">
            <text:p>1.346598</text:p>
          </table:table-cell>
          <table:table-cell table:formula="of:=[.B7]-[.D7]" office:value-type="float" office:value="0.389813" calcext:value-type="float">
            <text:p>0.389813</text:p>
          </table:table-cell>
          <table:table-cell table:formula="of:=[.D7]-[.C7]" office:value-type="float" office:value="0.10109" calcext:value-type="float">
            <text:p>0.10109</text:p>
          </table:table-cell>
          <table:table-cell office:value-type="float" office:value="1.75" calcext:value-type="float">
            <text:p>1.75</text:p>
          </table:table-cell>
          <table:table-cell table:formula="of:=ABS([.B7]-[.G7])" office:value-type="float" office:value="0.0135890000000001" calcext:value-type="float">
            <text:p>0.013589</text:p>
          </table:table-cell>
          <table:table-cell office:value-type="float" office:value="1.23" calcext:value-type="float">
            <text:p>1.23</text:p>
          </table:table-cell>
          <table:table-cell table:formula="of:=ABS([.C7]-[.I7])" office:value-type="float" office:value="0.0155080000000001" calcext:value-type="float">
            <text:p>0.015508</text:p>
          </table:table-cell>
        </table:table-row>
        <table:table-row table:style-name="ro1">
          <table:table-cell office:value-type="string" calcext:value-type="string">
            <text:p>gcc_8</text:p>
          </table:table-cell>
          <table:table-cell office:value-type="float" office:value="1.778441" calcext:value-type="float">
            <text:p>1.778441</text:p>
          </table:table-cell>
          <table:table-cell office:value-type="float" office:value="0.639973" calcext:value-type="float">
            <text:p>0.639973</text:p>
          </table:table-cell>
          <table:table-cell office:value-type="float" office:value="0.792632" calcext:value-type="float">
            <text:p>0.792632</text:p>
          </table:table-cell>
          <table:table-cell table:formula="of:=[.B8]-[.D8]" office:value-type="float" office:value="0.985809" calcext:value-type="float">
            <text:p>0.985809</text:p>
          </table:table-cell>
          <table:table-cell table:formula="of:=[.D8]-[.C8]" office:value-type="float" office:value="0.152659" calcext:value-type="float">
            <text:p>0.152659</text:p>
          </table:table-cell>
          <table:table-cell office:value-type="float" office:value="1.81" calcext:value-type="float">
            <text:p>1.81</text:p>
          </table:table-cell>
          <table:table-cell table:formula="of:=ABS([.B8]-[.G8])" office:value-type="float" office:value="0.0315590000000001" calcext:value-type="float">
            <text:p>0.031559</text:p>
          </table:table-cell>
          <table:table-cell office:value-type="float" office:value="0.67" calcext:value-type="float">
            <text:p>0.67</text:p>
          </table:table-cell>
          <table:table-cell table:formula="of:=ABS([.C8]-[.I8])" office:value-type="float" office:value="0.030027" calcext:value-type="float">
            <text:p>0.030027</text:p>
          </table:table-cell>
        </table:table-row>
        <table:table-row table:style-name="ro1">
          <table:table-cell office:value-type="string" calcext:value-type="string">
            <text:p>gobmk_3</text:p>
          </table:table-cell>
          <table:table-cell office:value-type="float" office:value="1.593972" calcext:value-type="float">
            <text:p>1.593972</text:p>
          </table:table-cell>
          <table:table-cell office:value-type="float" office:value="0.943023" calcext:value-type="float">
            <text:p>0.943023</text:p>
          </table:table-cell>
          <table:table-cell office:value-type="float" office:value="1.027586" calcext:value-type="float">
            <text:p>1.027586</text:p>
          </table:table-cell>
          <table:table-cell table:formula="of:=[.B9]-[.D9]" office:value-type="float" office:value="0.566386" calcext:value-type="float">
            <text:p>0.566386</text:p>
          </table:table-cell>
          <table:table-cell table:formula="of:=[.D9]-[.C9]" office:value-type="float" office:value="0.0845629999999999" calcext:value-type="float">
            <text:p>0.084563</text:p>
          </table:table-cell>
          <table:table-cell office:value-type="float" office:value="1.62" calcext:value-type="float">
            <text:p>1.62</text:p>
          </table:table-cell>
          <table:table-cell table:formula="of:=ABS([.B9]-[.G9])" office:value-type="float" office:value="0.0260280000000002" calcext:value-type="float">
            <text:p>0.026028</text:p>
          </table:table-cell>
          <table:table-cell office:value-type="float" office:value="0.98" calcext:value-type="float">
            <text:p>0.98</text:p>
          </table:table-cell>
          <table:table-cell table:formula="of:=ABS([.C9]-[.I9])" office:value-type="float" office:value="0.036977" calcext:value-type="float">
            <text:p>0.036977</text:p>
          </table:table-cell>
        </table:table-row>
        <table:table-row table:style-name="ro1">
          <table:table-cell office:value-type="string" calcext:value-type="string">
            <text:p>gamess_1</text:p>
          </table:table-cell>
          <table:table-cell office:value-type="float" office:value="2.326529" calcext:value-type="float">
            <text:p>2.326529</text:p>
          </table:table-cell>
          <table:table-cell office:value-type="float" office:value="2.131837" calcext:value-type="float">
            <text:p>2.131837</text:p>
          </table:table-cell>
          <table:table-cell office:value-type="float" office:value="2.176218" calcext:value-type="float">
            <text:p>2.176218</text:p>
          </table:table-cell>
          <table:table-cell table:formula="of:=[.B10]-[.D10]" office:value-type="float" office:value="0.150311" calcext:value-type="float">
            <text:p>0.150311</text:p>
          </table:table-cell>
          <table:table-cell table:formula="of:=[.D10]-[.C10]" office:value-type="float" office:value="0.044381" calcext:value-type="float">
            <text:p>0.044381</text:p>
          </table:table-cell>
          <table:table-cell office:value-type="float" office:value="2.3" calcext:value-type="float">
            <text:p>2.3</text:p>
          </table:table-cell>
          <table:table-cell table:formula="of:=ABS([.B10]-[.G10])" office:value-type="float" office:value="0.026529" calcext:value-type="float">
            <text:p>0.026529</text:p>
          </table:table-cell>
          <table:table-cell office:value-type="float" office:value="2.17" calcext:value-type="float">
            <text:p>2.17</text:p>
          </table:table-cell>
          <table:table-cell table:formula="of:=ABS([.C10]-[.I10])" office:value-type="float" office:value="0.0381629999999999" calcext:value-type="float">
            <text:p>0.038163</text:p>
          </table:table-cell>
        </table:table-row>
        <table:table-row table:style-name="ro1">
          <table:table-cell office:value-type="string" calcext:value-type="string">
            <text:p>bzip2_5</text:p>
          </table:table-cell>
          <table:table-cell office:value-type="float" office:value="1.645492" calcext:value-type="float">
            <text:p>1.645492</text:p>
          </table:table-cell>
          <table:table-cell office:value-type="float" office:value="0.717784" calcext:value-type="float">
            <text:p>0.717784</text:p>
          </table:table-cell>
          <table:table-cell office:value-type="float" office:value="0.841584" calcext:value-type="float">
            <text:p>0.841584</text:p>
          </table:table-cell>
          <table:table-cell table:formula="of:=[.B11]-[.D11]" office:value-type="float" office:value="0.803908" calcext:value-type="float">
            <text:p>0.803908</text:p>
          </table:table-cell>
          <table:table-cell table:formula="of:=[.D11]-[.C11]" office:value-type="float" office:value="0.1238" calcext:value-type="float">
            <text:p>0.1238</text:p>
          </table:table-cell>
          <table:table-cell office:value-type="float" office:value="1.78" calcext:value-type="float">
            <text:p>1.78</text:p>
          </table:table-cell>
          <table:table-cell table:formula="of:=ABS([.B11]-[.G11])" office:value-type="float" office:value="0.134508" calcext:value-type="float">
            <text:p>0.134508</text:p>
          </table:table-cell>
          <table:table-cell office:value-type="float" office:value="0.67" calcext:value-type="float">
            <text:p>0.67</text:p>
          </table:table-cell>
          <table:table-cell table:formula="of:=ABS([.C11]-[.I11])" office:value-type="float" office:value="0.0477839999999999" calcext:value-type="float">
            <text:p>0.047784</text:p>
          </table:table-cell>
        </table:table-row>
        <table:table-row table:style-name="ro1">
          <table:table-cell office:value-type="string" calcext:value-type="string">
            <text:p>bzip2_1</text:p>
          </table:table-cell>
          <table:table-cell office:value-type="float" office:value="2.203056" calcext:value-type="float">
            <text:p>2.203056</text:p>
          </table:table-cell>
          <table:table-cell office:value-type="float" office:value="0.789212" calcext:value-type="float">
            <text:p>0.789212</text:p>
          </table:table-cell>
          <table:table-cell office:value-type="float" office:value="0.85966" calcext:value-type="float">
            <text:p>0.85966</text:p>
          </table:table-cell>
          <table:table-cell table:formula="of:=[.B12]-[.D12]" office:value-type="float" office:value="1.343396" calcext:value-type="float">
            <text:p>1.343396</text:p>
          </table:table-cell>
          <table:table-cell table:formula="of:=[.D12]-[.C12]" office:value-type="float" office:value="0.0704480000000002" calcext:value-type="float">
            <text:p>0.070448</text:p>
          </table:table-cell>
          <table:table-cell office:value-type="float" office:value="1.88" calcext:value-type="float">
            <text:p>1.88</text:p>
          </table:table-cell>
          <table:table-cell table:formula="of:=ABS([.B12]-[.G12])" office:value-type="float" office:value="0.323056" calcext:value-type="float">
            <text:p>0.323056</text:p>
          </table:table-cell>
          <table:table-cell office:value-type="float" office:value="0.84" calcext:value-type="float">
            <text:p>0.84</text:p>
          </table:table-cell>
          <table:table-cell table:formula="of:=ABS([.C12]-[.I12])" office:value-type="float" office:value="0.0507880000000001" calcext:value-type="float">
            <text:p>0.050788</text:p>
          </table:table-cell>
        </table:table-row>
        <table:table-row table:style-name="ro1">
          <table:table-cell office:value-type="string" calcext:value-type="string">
            <text:p>mcf</text:p>
          </table:table-cell>
          <table:table-cell office:value-type="float" office:value="1.845007" calcext:value-type="float">
            <text:p>1.845007</text:p>
          </table:table-cell>
          <table:table-cell office:value-type="float" office:value="0.048982" calcext:value-type="float">
            <text:p>0.048982</text:p>
          </table:table-cell>
          <table:table-cell office:value-type="float" office:value="0.051998" calcext:value-type="float">
            <text:p>0.051998</text:p>
          </table:table-cell>
          <table:table-cell table:formula="of:=[.B13]-[.D13]" office:value-type="float" office:value="1.793009" calcext:value-type="float">
            <text:p>1.793009</text:p>
          </table:table-cell>
          <table:table-cell table:formula="of:=[.D13]-[.C13]" office:value-type="float" office:value="0.003016" calcext:value-type="float">
            <text:p>0.003016</text:p>
          </table:table-cell>
          <table:table-cell office:value-type="float" office:value="1.58" calcext:value-type="float">
            <text:p>1.58</text:p>
          </table:table-cell>
          <table:table-cell table:formula="of:=ABS([.B13]-[.G13])" office:value-type="float" office:value="0.265007" calcext:value-type="float">
            <text:p>0.265007</text:p>
          </table:table-cell>
          <table:table-cell office:value-type="float" office:value="0.1" calcext:value-type="float">
            <text:p>0.1</text:p>
          </table:table-cell>
          <table:table-cell table:formula="of:=ABS([.C13]-[.I13])" office:value-type="float" office:value="0.051018" calcext:value-type="float">
            <text:p>0.051018</text:p>
          </table:table-cell>
        </table:table-row>
        <table:table-row table:style-name="ro1">
          <table:table-cell office:value-type="string" calcext:value-type="string">
            <text:p>gobmk_4</text:p>
          </table:table-cell>
          <table:table-cell office:value-type="float" office:value="1.640527" calcext:value-type="float">
            <text:p>1.640527</text:p>
          </table:table-cell>
          <table:table-cell office:value-type="float" office:value="1.042578" calcext:value-type="float">
            <text:p>1.042578</text:p>
          </table:table-cell>
          <table:table-cell office:value-type="float" office:value="1.110852" calcext:value-type="float">
            <text:p>1.110852</text:p>
          </table:table-cell>
          <table:table-cell table:formula="of:=[.B14]-[.D14]" office:value-type="float" office:value="0.529675" calcext:value-type="float">
            <text:p>0.529675</text:p>
          </table:table-cell>
          <table:table-cell table:formula="of:=[.D14]-[.C14]" office:value-type="float" office:value="0.0682739999999999" calcext:value-type="float">
            <text:p>0.068274</text:p>
          </table:table-cell>
          <table:table-cell office:value-type="float" office:value="1.62" calcext:value-type="float">
            <text:p>1.62</text:p>
          </table:table-cell>
          <table:table-cell table:formula="of:=ABS([.B14]-[.G14])" office:value-type="float" office:value="0.020527" calcext:value-type="float">
            <text:p>0.020527</text:p>
          </table:table-cell>
          <table:table-cell office:value-type="float" office:value="1.1" calcext:value-type="float">
            <text:p>1.1</text:p>
          </table:table-cell>
          <table:table-cell table:formula="of:=ABS([.C14]-[.I14])" office:value-type="float" office:value="0.0574220000000001" calcext:value-type="float">
            <text:p>0.057422</text:p>
          </table:table-cell>
        </table:table-row>
        <table:table-row table:style-name="ro1">
          <table:table-cell office:value-type="string" calcext:value-type="string">
            <text:p>h264ref_1</text:p>
          </table:table-cell>
          <table:table-cell office:value-type="float" office:value="1.711953" calcext:value-type="float">
            <text:p>1.711953</text:p>
          </table:table-cell>
          <table:table-cell office:value-type="float" office:value="1.316109" calcext:value-type="float">
            <text:p>1.316109</text:p>
          </table:table-cell>
          <table:table-cell office:value-type="float" office:value="1.360148" calcext:value-type="float">
            <text:p>1.360148</text:p>
          </table:table-cell>
          <table:table-cell table:formula="of:=[.B15]-[.D15]" office:value-type="float" office:value="0.351805" calcext:value-type="float">
            <text:p>0.351805</text:p>
          </table:table-cell>
          <table:table-cell table:formula="of:=[.D15]-[.C15]" office:value-type="float" office:value="0.0440389999999999" calcext:value-type="float">
            <text:p>0.044039</text:p>
          </table:table-cell>
          <table:table-cell office:value-type="float" office:value="1.77" calcext:value-type="float">
            <text:p>1.77</text:p>
          </table:table-cell>
          <table:table-cell table:formula="of:=ABS([.B15]-[.G15])" office:value-type="float" office:value="0.0580470000000002" calcext:value-type="float">
            <text:p>0.058047</text:p>
          </table:table-cell>
          <table:table-cell office:value-type="float" office:value="1.25" calcext:value-type="float">
            <text:p>1.25</text:p>
          </table:table-cell>
          <table:table-cell table:formula="of:=ABS([.C15]-[.I15])" office:value-type="float" office:value="0.066109" calcext:value-type="float">
            <text:p>0.066109</text:p>
          </table:table-cell>
        </table:table-row>
        <table:table-row table:style-name="ro1">
          <table:table-cell office:value-type="string" calcext:value-type="string">
            <text:p>milc</text:p>
          </table:table-cell>
          <table:table-cell office:value-type="float" office:value="2.880069" calcext:value-type="float">
            <text:p>2.880069</text:p>
          </table:table-cell>
          <table:table-cell office:value-type="float" office:value="0.200783" calcext:value-type="float">
            <text:p>0.200783</text:p>
          </table:table-cell>
          <table:table-cell office:value-type="float" office:value="0.248342" calcext:value-type="float">
            <text:p>0.248342</text:p>
          </table:table-cell>
          <table:table-cell table:formula="of:=[.B16]-[.D16]" office:value-type="float" office:value="2.631727" calcext:value-type="float">
            <text:p>2.631727</text:p>
          </table:table-cell>
          <table:table-cell table:formula="of:=[.D16]-[.C16]" office:value-type="float" office:value="0.047559" calcext:value-type="float">
            <text:p>0.047559</text:p>
          </table:table-cell>
          <table:table-cell office:value-type="float" office:value="2.69" calcext:value-type="float">
            <text:p>2.69</text:p>
          </table:table-cell>
          <table:table-cell table:formula="of:=ABS([.B16]-[.G16])" office:value-type="float" office:value="0.190069" calcext:value-type="float">
            <text:p>0.190069</text:p>
          </table:table-cell>
          <table:table-cell office:value-type="float" office:value="0.27" calcext:value-type="float">
            <text:p>0.27</text:p>
          </table:table-cell>
          <table:table-cell table:formula="of:=ABS([.C16]-[.I16])" office:value-type="float" office:value="0.069217" calcext:value-type="float">
            <text:p>0.069217</text:p>
          </table:table-cell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2.271298" calcext:value-type="float">
            <text:p>2.271298</text:p>
          </table:table-cell>
          <table:table-cell office:value-type="float" office:value="2.079514" calcext:value-type="float">
            <text:p>2.079514</text:p>
          </table:table-cell>
          <table:table-cell office:value-type="float" office:value="2.085973" calcext:value-type="float">
            <text:p>2.085973</text:p>
          </table:table-cell>
          <table:table-cell table:formula="of:=[.B17]-[.D17]" office:value-type="float" office:value="0.185325" calcext:value-type="float">
            <text:p>0.185325</text:p>
          </table:table-cell>
          <table:table-cell table:formula="of:=[.D17]-[.C17]" office:value-type="float" office:value="0.00645899999999999" calcext:value-type="float">
            <text:p>0.006459</text:p>
          </table:table-cell>
          <table:table-cell office:value-type="float" office:value="2.3" calcext:value-type="float">
            <text:p>2.3</text:p>
          </table:table-cell>
          <table:table-cell table:formula="of:=ABS([.B17]-[.G17])" office:value-type="float" office:value="0.028702" calcext:value-type="float">
            <text:p>0.028702</text:p>
          </table:table-cell>
          <table:table-cell office:value-type="float" office:value="2.01" calcext:value-type="float">
            <text:p>2.01</text:p>
          </table:table-cell>
          <table:table-cell table:formula="of:=ABS([.C17]-[.I17])" office:value-type="float" office:value="0.0695140000000003" calcext:value-type="float">
            <text:p>0.069514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1.293619" calcext:value-type="float">
            <text:p>1.293619</text:p>
          </table:table-cell>
          <table:table-cell office:value-type="float" office:value="0.291932" calcext:value-type="float">
            <text:p>0.291932</text:p>
          </table:table-cell>
          <table:table-cell office:value-type="float" office:value="0.508424" calcext:value-type="float">
            <text:p>0.508424</text:p>
          </table:table-cell>
          <table:table-cell table:formula="of:=[.B18]-[.D18]" office:value-type="float" office:value="0.785195" calcext:value-type="float">
            <text:p>0.785195</text:p>
          </table:table-cell>
          <table:table-cell table:formula="of:=[.D18]-[.C18]" office:value-type="float" office:value="0.216492" calcext:value-type="float">
            <text:p>0.216492</text:p>
          </table:table-cell>
          <table:table-cell office:value-type="float" office:value="1.4" calcext:value-type="float">
            <text:p>1.4</text:p>
          </table:table-cell>
          <table:table-cell table:formula="of:=ABS([.B18]-[.G18])" office:value-type="float" office:value="0.106381" calcext:value-type="float">
            <text:p>0.106381</text:p>
          </table:table-cell>
          <table:table-cell office:value-type="float" office:value="0.22" calcext:value-type="float">
            <text:p>0.22</text:p>
          </table:table-cell>
          <table:table-cell table:formula="of:=ABS([.C18]-[.I18])" office:value-type="float" office:value="0.071932" calcext:value-type="float">
            <text:p>0.071932</text:p>
          </table:table-cell>
        </table:table-row>
        <table:table-row table:style-name="ro1">
          <table:table-cell office:value-type="string" calcext:value-type="string">
            <text:p>soplex</text:p>
          </table:table-cell>
          <table:table-cell office:value-type="float" office:value="1.533941" calcext:value-type="float">
            <text:p>1.533941</text:p>
          </table:table-cell>
          <table:table-cell office:value-type="float" office:value="0.080431" calcext:value-type="float">
            <text:p>0.080431</text:p>
          </table:table-cell>
          <table:table-cell office:value-type="float" office:value="0.081115" calcext:value-type="float">
            <text:p>0.081115</text:p>
          </table:table-cell>
          <table:table-cell table:formula="of:=[.B19]-[.D19]" office:value-type="float" office:value="1.452826" calcext:value-type="float">
            <text:p>1.452826</text:p>
          </table:table-cell>
          <table:table-cell table:formula="of:=[.D19]-[.C19]" office:value-type="float" office:value="0.00068399999999999" calcext:value-type="float">
            <text:p>0.000684</text:p>
          </table:table-cell>
          <table:table-cell office:value-type="float" office:value="1.53" calcext:value-type="float">
            <text:p>1.53</text:p>
          </table:table-cell>
          <table:table-cell table:formula="of:=ABS([.B19]-[.G19])" office:value-type="float" office:value="0.00394099999999997" calcext:value-type="float">
            <text:p>0.003941</text:p>
          </table:table-cell>
          <table:table-cell office:value-type="float" office:value="0.16" calcext:value-type="float">
            <text:p>0.16</text:p>
          </table:table-cell>
          <table:table-cell table:formula="of:=ABS([.C19]-[.I19])" office:value-type="float" office:value="0.079569" calcext:value-type="float">
            <text:p>0.079569</text:p>
          </table:table-cell>
        </table:table-row>
        <table:table-row table:style-name="ro1">
          <table:table-cell office:value-type="string" calcext:value-type="string">
            <text:p>libquantum</text:p>
          </table:table-cell>
          <table:table-cell office:value-type="float" office:value="2.261904" calcext:value-type="float">
            <text:p>2.261904</text:p>
          </table:table-cell>
          <table:table-cell office:value-type="float" office:value="0.278328" calcext:value-type="float">
            <text:p>0.278328</text:p>
          </table:table-cell>
          <table:table-cell office:value-type="float" office:value="0.286969" calcext:value-type="float">
            <text:p>0.286969</text:p>
          </table:table-cell>
          <table:table-cell table:formula="of:=[.B20]-[.D20]" office:value-type="float" office:value="1.974935" calcext:value-type="float">
            <text:p>1.974935</text:p>
          </table:table-cell>
          <table:table-cell table:formula="of:=[.D20]-[.C20]" office:value-type="float" office:value="0.00864100000000001" calcext:value-type="float">
            <text:p>0.008641</text:p>
          </table:table-cell>
          <table:table-cell office:value-type="float" office:value="2.32" calcext:value-type="float">
            <text:p>2.32</text:p>
          </table:table-cell>
          <table:table-cell table:formula="of:=ABS([.B20]-[.G20])" office:value-type="float" office:value="0.0580959999999999" calcext:value-type="float">
            <text:p>0.058096</text:p>
          </table:table-cell>
          <table:table-cell office:value-type="float" office:value="0.18" calcext:value-type="float">
            <text:p>0.18</text:p>
          </table:table-cell>
          <table:table-cell table:formula="of:=ABS([.C20]-[.I20])" office:value-type="float" office:value="0.098328" calcext:value-type="float">
            <text:p>0.098328</text:p>
          </table:table-cell>
        </table:table-row>
        <table:table-row table:style-name="ro1">
          <table:table-cell office:value-type="string" calcext:value-type="string">
            <text:p>gobmk</text:p>
          </table:table-cell>
          <table:table-cell office:value-type="float" office:value="1.569482" calcext:value-type="float">
            <text:p>1.569482</text:p>
          </table:table-cell>
          <table:table-cell office:value-type="float" office:value="0.863742" calcext:value-type="float">
            <text:p>0.863742</text:p>
          </table:table-cell>
          <table:table-cell office:value-type="float" office:value="0.980055" calcext:value-type="float">
            <text:p>0.980055</text:p>
          </table:table-cell>
          <table:table-cell table:formula="of:=[.B21]-[.D21]" office:value-type="float" office:value="0.589427" calcext:value-type="float">
            <text:p>0.589427</text:p>
          </table:table-cell>
          <table:table-cell table:formula="of:=[.D21]-[.C21]" office:value-type="float" office:value="0.116313" calcext:value-type="float">
            <text:p>0.116313</text:p>
          </table:table-cell>
          <table:table-cell office:value-type="float" office:value="1.6" calcext:value-type="float">
            <text:p>1.6</text:p>
          </table:table-cell>
          <table:table-cell table:formula="of:=ABS([.B21]-[.G21])" office:value-type="float" office:value="0.0305180000000003" calcext:value-type="float">
            <text:p>0.030518</text:p>
          </table:table-cell>
          <table:table-cell office:value-type="float" office:value="0.97" calcext:value-type="float">
            <text:p>0.97</text:p>
          </table:table-cell>
          <table:table-cell table:formula="of:=ABS([.C21]-[.I21])" office:value-type="float" office:value="0.106258" calcext:value-type="float">
            <text:p>0.106258</text:p>
          </table:table-cell>
        </table:table-row>
        <table:table-row table:style-name="ro1">
          <table:table-cell office:value-type="string" calcext:value-type="string">
            <text:p>gcc_5</text:p>
          </table:table-cell>
          <table:table-cell office:value-type="float" office:value="1.955852" calcext:value-type="float">
            <text:p>1.955852</text:p>
          </table:table-cell>
          <table:table-cell office:value-type="float" office:value="0.630699" calcext:value-type="float">
            <text:p>0.630699</text:p>
          </table:table-cell>
          <table:table-cell office:value-type="float" office:value="0.69889" calcext:value-type="float">
            <text:p>0.69889</text:p>
          </table:table-cell>
          <table:table-cell table:formula="of:=[.B22]-[.D22]" office:value-type="float" office:value="1.256962" calcext:value-type="float">
            <text:p>1.256962</text:p>
          </table:table-cell>
          <table:table-cell table:formula="of:=[.D22]-[.C22]" office:value-type="float" office:value="0.068191" calcext:value-type="float">
            <text:p>0.068191</text:p>
          </table:table-cell>
          <table:table-cell office:value-type="float" office:value="1.97" calcext:value-type="float">
            <text:p>1.97</text:p>
          </table:table-cell>
          <table:table-cell table:formula="of:=ABS([.B22]-[.G22])" office:value-type="float" office:value="0.0141480000000001" calcext:value-type="float">
            <text:p>0.014148</text:p>
          </table:table-cell>
          <table:table-cell office:value-type="float" office:value="0.52" calcext:value-type="float">
            <text:p>0.52</text:p>
          </table:table-cell>
          <table:table-cell table:formula="of:=ABS([.C22]-[.I22])" office:value-type="float" office:value="0.110699" calcext:value-type="float">
            <text:p>0.110699</text:p>
          </table:table-cell>
        </table:table-row>
        <table:table-row table:style-name="ro1">
          <table:table-cell office:value-type="string" calcext:value-type="string">
            <text:p>gamess</text:p>
          </table:table-cell>
          <table:table-cell office:value-type="float" office:value="2.059807" calcext:value-type="float">
            <text:p>2.059807</text:p>
          </table:table-cell>
          <table:table-cell office:value-type="float" office:value="1.752011" calcext:value-type="float">
            <text:p>1.752011</text:p>
          </table:table-cell>
          <table:table-cell office:value-type="float" office:value="1.841848" calcext:value-type="float">
            <text:p>1.841848</text:p>
          </table:table-cell>
          <table:table-cell table:formula="of:=[.B23]-[.D23]" office:value-type="float" office:value="0.217959" calcext:value-type="float">
            <text:p>0.217959</text:p>
          </table:table-cell>
          <table:table-cell table:formula="of:=[.D23]-[.C23]" office:value-type="float" office:value="0.0898369999999999" calcext:value-type="float">
            <text:p>0.089837</text:p>
          </table:table-cell>
          <table:table-cell office:value-type="float" office:value="2.06" calcext:value-type="float">
            <text:p>2.06</text:p>
          </table:table-cell>
          <table:table-cell table:formula="of:=ABS([.B23]-[.G23])" office:value-type="float" office:value="0.000192999999999888" calcext:value-type="float">
            <text:p>0.000193</text:p>
          </table:table-cell>
          <table:table-cell office:value-type="float" office:value="1.87" calcext:value-type="float">
            <text:p>1.87</text:p>
          </table:table-cell>
          <table:table-cell table:formula="of:=ABS([.C23]-[.I23])" office:value-type="float" office:value="0.117989" calcext:value-type="float">
            <text:p>0.117989</text:p>
          </table:table-cell>
        </table:table-row>
        <table:table-row table:style-name="ro1">
          <table:table-cell office:value-type="string" calcext:value-type="string">
            <text:p>astar_1</text:p>
          </table:table-cell>
          <table:table-cell office:value-type="float" office:value="1.18164" calcext:value-type="float">
            <text:p>1.18164</text:p>
          </table:table-cell>
          <table:table-cell office:value-type="float" office:value="0.644644" calcext:value-type="float">
            <text:p>0.644644</text:p>
          </table:table-cell>
          <table:table-cell office:value-type="float" office:value="0.710682" calcext:value-type="float">
            <text:p>0.710682</text:p>
          </table:table-cell>
          <table:table-cell table:formula="of:=[.B24]-[.D24]" office:value-type="float" office:value="0.470958" calcext:value-type="float">
            <text:p>0.470958</text:p>
          </table:table-cell>
          <table:table-cell table:formula="of:=[.D24]-[.C24]" office:value-type="float" office:value="0.0660379999999999" calcext:value-type="float">
            <text:p>0.066038</text:p>
          </table:table-cell>
          <table:table-cell office:value-type="float" office:value="1.34" calcext:value-type="float">
            <text:p>1.34</text:p>
          </table:table-cell>
          <table:table-cell table:formula="of:=ABS([.B24]-[.G24])" office:value-type="float" office:value="0.15836" calcext:value-type="float">
            <text:p>0.15836</text:p>
          </table:table-cell>
          <table:table-cell office:value-type="float" office:value="0.78" calcext:value-type="float">
            <text:p>0.78</text:p>
          </table:table-cell>
          <table:table-cell table:formula="of:=ABS([.C24]-[.I24])" office:value-type="float" office:value="0.135356" calcext:value-type="float">
            <text:p>0.135356</text:p>
          </table:table-cell>
        </table:table-row>
        <table:table-row table:style-name="ro1">
          <table:table-cell office:value-type="string" calcext:value-type="string">
            <text:p>perlbench_2</text:p>
          </table:table-cell>
          <table:table-cell office:value-type="float" office:value="2.82306" calcext:value-type="float">
            <text:p>2.82306</text:p>
          </table:table-cell>
          <table:table-cell office:value-type="float" office:value="2.265598" calcext:value-type="float">
            <text:p>2.265598</text:p>
          </table:table-cell>
          <table:table-cell office:value-type="float" office:value="2.366231" calcext:value-type="float">
            <text:p>2.366231</text:p>
          </table:table-cell>
          <table:table-cell table:formula="of:=[.B25]-[.D25]" office:value-type="float" office:value="0.456829" calcext:value-type="float">
            <text:p>0.456829</text:p>
          </table:table-cell>
          <table:table-cell table:formula="of:=[.D25]-[.C25]" office:value-type="float" office:value="0.100633" calcext:value-type="float">
            <text:p>0.100633</text:p>
          </table:table-cell>
          <table:table-cell office:value-type="float" office:value="2.9" calcext:value-type="float">
            <text:p>2.9</text:p>
          </table:table-cell>
          <table:table-cell table:formula="of:=ABS([.B25]-[.G25])" office:value-type="float" office:value="0.07694" calcext:value-type="float">
            <text:p>0.07694</text:p>
          </table:table-cell>
          <table:table-cell office:value-type="float" office:value="2.13" calcext:value-type="float">
            <text:p>2.13</text:p>
          </table:table-cell>
          <table:table-cell table:formula="of:=ABS([.C25]-[.I25])" office:value-type="float" office:value="0.135598" calcext:value-type="float">
            <text:p>0.135598</text:p>
          </table:table-cell>
        </table:table-row>
        <table:table-row table:style-name="ro1">
          <table:table-cell office:value-type="string" calcext:value-type="string">
            <text:p>bzip2_3</text:p>
          </table:table-cell>
          <table:table-cell office:value-type="float" office:value="1.862592" calcext:value-type="float">
            <text:p>1.862592</text:p>
          </table:table-cell>
          <table:table-cell office:value-type="float" office:value="1.020084" calcext:value-type="float">
            <text:p>1.020084</text:p>
          </table:table-cell>
          <table:table-cell office:value-type="float" office:value="1.088005" calcext:value-type="float">
            <text:p>1.088005</text:p>
          </table:table-cell>
          <table:table-cell table:formula="of:=[.B26]-[.D26]" office:value-type="float" office:value="0.774587" calcext:value-type="float">
            <text:p>0.774587</text:p>
          </table:table-cell>
          <table:table-cell table:formula="of:=[.D26]-[.C26]" office:value-type="float" office:value="0.0679209999999999" calcext:value-type="float">
            <text:p>0.067921</text:p>
          </table:table-cell>
          <table:table-cell office:value-type="float" office:value="1.84" calcext:value-type="float">
            <text:p>1.84</text:p>
          </table:table-cell>
          <table:table-cell table:formula="of:=ABS([.B26]-[.G26])" office:value-type="float" office:value="0.0225919999999999" calcext:value-type="float">
            <text:p>0.022592</text:p>
          </table:table-cell>
          <table:table-cell office:value-type="float" office:value="0.87" calcext:value-type="float">
            <text:p>0.87</text:p>
          </table:table-cell>
          <table:table-cell table:formula="of:=ABS([.C26]-[.I26])" office:value-type="float" office:value="0.150084" calcext:value-type="float">
            <text:p>0.150084</text:p>
          </table:table-cell>
        </table:table-row>
        <table:table-row table:style-name="ro1">
          <table:table-cell office:value-type="string" calcext:value-type="string">
            <text:p>xalancbmk</text:p>
          </table:table-cell>
          <table:table-cell office:value-type="float" office:value="2.203753" calcext:value-type="float">
            <text:p>2.203753</text:p>
          </table:table-cell>
          <table:table-cell office:value-type="float" office:value="0.656129" calcext:value-type="float">
            <text:p>0.656129</text:p>
          </table:table-cell>
          <table:table-cell office:value-type="float" office:value="1.127034" calcext:value-type="float">
            <text:p>1.127034</text:p>
          </table:table-cell>
          <table:table-cell table:formula="of:=[.B27]-[.D27]" office:value-type="float" office:value="1.076719" calcext:value-type="float">
            <text:p>1.076719</text:p>
          </table:table-cell>
          <table:table-cell table:formula="of:=[.D27]-[.C27]" office:value-type="float" office:value="0.470905" calcext:value-type="float">
            <text:p>0.470905</text:p>
          </table:table-cell>
          <table:table-cell office:value-type="float" office:value="2.29" calcext:value-type="float">
            <text:p>2.29</text:p>
          </table:table-cell>
          <table:table-cell table:formula="of:=ABS([.B27]-[.G27])" office:value-type="float" office:value="0.0862470000000002" calcext:value-type="float">
            <text:p>0.086247</text:p>
          </table:table-cell>
          <table:table-cell office:value-type="float" office:value="0.5" calcext:value-type="float">
            <text:p>0.5</text:p>
          </table:table-cell>
          <table:table-cell table:formula="of:=ABS([.C27]-[.I27])" office:value-type="float" office:value="0.156129" calcext:value-type="float">
            <text:p>0.156129</text:p>
          </table:table-cell>
        </table:table-row>
        <table:table-row table:style-name="ro1">
          <table:table-cell office:value-type="string" calcext:value-type="string">
            <text:p>sphinx3</text:p>
          </table:table-cell>
          <table:table-cell office:value-type="float" office:value="2.448104" calcext:value-type="float">
            <text:p>2.448104</text:p>
          </table:table-cell>
          <table:table-cell office:value-type="float" office:value="0.426873" calcext:value-type="float">
            <text:p>0.426873</text:p>
          </table:table-cell>
          <table:table-cell office:value-type="float" office:value="0.454106" calcext:value-type="float">
            <text:p>0.454106</text:p>
          </table:table-cell>
          <table:table-cell table:formula="of:=[.B28]-[.D28]" office:value-type="float" office:value="1.993998" calcext:value-type="float">
            <text:p>1.993998</text:p>
          </table:table-cell>
          <table:table-cell table:formula="of:=[.D28]-[.C28]" office:value-type="float" office:value="0.027233" calcext:value-type="float">
            <text:p>0.027233</text:p>
          </table:table-cell>
          <table:table-cell office:value-type="float" office:value="2.5" calcext:value-type="float">
            <text:p>2.5</text:p>
          </table:table-cell>
          <table:table-cell table:formula="of:=ABS([.B28]-[.G28])" office:value-type="float" office:value="0.0518960000000002" calcext:value-type="float">
            <text:p>0.051896</text:p>
          </table:table-cell>
          <table:table-cell office:value-type="float" office:value="0.27" calcext:value-type="float">
            <text:p>0.27</text:p>
          </table:table-cell>
          <table:table-cell table:formula="of:=ABS([.C28]-[.I28])" office:value-type="float" office:value="0.156873" calcext:value-type="float">
            <text:p>0.156873</text:p>
          </table:table-cell>
        </table:table-row>
        <table:table-row table:style-name="ro1">
          <table:table-cell office:value-type="string" calcext:value-type="string">
            <text:p>GemsFDTD</text:p>
          </table:table-cell>
          <table:table-cell office:value-type="float" office:value="2.081095" calcext:value-type="float">
            <text:p>2.081095</text:p>
          </table:table-cell>
          <table:table-cell office:value-type="float" office:value="0.552739" calcext:value-type="float">
            <text:p>0.552739</text:p>
          </table:table-cell>
          <table:table-cell office:value-type="float" office:value="0.57936" calcext:value-type="float">
            <text:p>0.57936</text:p>
          </table:table-cell>
          <table:table-cell table:formula="of:=[.B29]-[.D29]" office:value-type="float" office:value="1.501735" calcext:value-type="float">
            <text:p>1.501735</text:p>
          </table:table-cell>
          <table:table-cell table:formula="of:=[.D29]-[.C29]" office:value-type="float" office:value="0.0266210000000001" calcext:value-type="float">
            <text:p>0.026621</text:p>
          </table:table-cell>
          <table:table-cell office:value-type="float" office:value="1.75" calcext:value-type="float">
            <text:p>1.75</text:p>
          </table:table-cell>
          <table:table-cell table:formula="of:=ABS([.B29]-[.G29])" office:value-type="float" office:value="0.331095" calcext:value-type="float">
            <text:p>0.331095</text:p>
          </table:table-cell>
          <table:table-cell office:value-type="float" office:value="0.39" calcext:value-type="float">
            <text:p>0.39</text:p>
          </table:table-cell>
          <table:table-cell table:formula="of:=ABS([.C29]-[.I29])" office:value-type="float" office:value="0.162739" calcext:value-type="float">
            <text:p>0.162739</text:p>
          </table:table-cell>
        </table:table-row>
        <table:table-row table:style-name="ro1">
          <table:table-cell office:value-type="string" calcext:value-type="string">
            <text:p>zeusmp</text:p>
          </table:table-cell>
          <table:table-cell office:value-type="float" office:value="2.560907" calcext:value-type="float">
            <text:p>2.560907</text:p>
          </table:table-cell>
          <table:table-cell office:value-type="float" office:value="0.805215" calcext:value-type="float">
            <text:p>0.805215</text:p>
          </table:table-cell>
          <table:table-cell office:value-type="float" office:value="1.042069" calcext:value-type="float">
            <text:p>1.042069</text:p>
          </table:table-cell>
          <table:table-cell table:formula="of:=[.B30]-[.D30]" office:value-type="float" office:value="1.518838" calcext:value-type="float">
            <text:p>1.518838</text:p>
          </table:table-cell>
          <table:table-cell table:formula="of:=[.D30]-[.C30]" office:value-type="float" office:value="0.236854" calcext:value-type="float">
            <text:p>0.236854</text:p>
          </table:table-cell>
          <table:table-cell office:value-type="float" office:value="2.31" calcext:value-type="float">
            <text:p>2.31</text:p>
          </table:table-cell>
          <table:table-cell table:formula="of:=ABS([.B30]-[.G30])" office:value-type="float" office:value="0.250907" calcext:value-type="float">
            <text:p>0.250907</text:p>
          </table:table-cell>
          <table:table-cell office:value-type="float" office:value="0.64" calcext:value-type="float">
            <text:p>0.64</text:p>
          </table:table-cell>
          <table:table-cell table:formula="of:=ABS([.C30]-[.I30])" office:value-type="float" office:value="0.165215" calcext:value-type="float">
            <text:p>0.165215</text:p>
          </table:table-cell>
        </table:table-row>
        <table:table-row table:style-name="ro1">
          <table:table-cell office:value-type="string" calcext:value-type="string">
            <text:p>gamess_2</text:p>
          </table:table-cell>
          <table:table-cell office:value-type="float" office:value="2.117742" calcext:value-type="float">
            <text:p>2.117742</text:p>
          </table:table-cell>
          <table:table-cell office:value-type="float" office:value="1.672499" calcext:value-type="float">
            <text:p>1.672499</text:p>
          </table:table-cell>
          <table:table-cell office:value-type="float" office:value="1.890654" calcext:value-type="float">
            <text:p>1.890654</text:p>
          </table:table-cell>
          <table:table-cell table:formula="of:=[.B31]-[.D31]" office:value-type="float" office:value="0.227088" calcext:value-type="float">
            <text:p>0.227088</text:p>
          </table:table-cell>
          <table:table-cell table:formula="of:=[.D31]-[.C31]" office:value-type="float" office:value="0.218155" calcext:value-type="float">
            <text:p>0.218155</text:p>
          </table:table-cell>
          <table:table-cell office:value-type="float" office:value="2.1" calcext:value-type="float">
            <text:p>2.1</text:p>
          </table:table-cell>
          <table:table-cell table:formula="of:=ABS([.B31]-[.G31])" office:value-type="float" office:value="0.0177419999999997" calcext:value-type="float">
            <text:p>0.017742</text:p>
          </table:table-cell>
          <table:table-cell office:value-type="float" office:value="1.84" calcext:value-type="float">
            <text:p>1.84</text:p>
          </table:table-cell>
          <table:table-cell table:formula="of:=ABS([.C31]-[.I31])" office:value-type="float" office:value="0.167501" calcext:value-type="float">
            <text:p>0.167501</text:p>
          </table:table-cell>
        </table:table-row>
        <table:table-row table:style-name="ro1">
          <table:table-cell office:value-type="string" calcext:value-type="string">
            <text:p>povray</text:p>
          </table:table-cell>
          <table:table-cell office:value-type="float" office:value="1.745184" calcext:value-type="float">
            <text:p>1.745184</text:p>
          </table:table-cell>
          <table:table-cell office:value-type="float" office:value="1.220617" calcext:value-type="float">
            <text:p>1.220617</text:p>
          </table:table-cell>
          <table:table-cell office:value-type="float" office:value="1.32423" calcext:value-type="float">
            <text:p>1.32423</text:p>
          </table:table-cell>
          <table:table-cell table:formula="of:=[.B32]-[.D32]" office:value-type="float" office:value="0.420954" calcext:value-type="float">
            <text:p>0.420954</text:p>
          </table:table-cell>
          <table:table-cell table:formula="of:=[.D32]-[.C32]" office:value-type="float" office:value="0.103613" calcext:value-type="float">
            <text:p>0.103613</text:p>
          </table:table-cell>
          <table:table-cell office:value-type="float" office:value="1.81" calcext:value-type="float">
            <text:p>1.81</text:p>
          </table:table-cell>
          <table:table-cell table:formula="of:=ABS([.B32]-[.G32])" office:value-type="float" office:value="0.064816" calcext:value-type="float">
            <text:p>0.064816</text:p>
          </table:table-cell>
          <table:table-cell office:value-type="float" office:value="1.39" calcext:value-type="float">
            <text:p>1.39</text:p>
          </table:table-cell>
          <table:table-cell table:formula="of:=ABS([.C32]-[.I32])" office:value-type="float" office:value="0.169383" calcext:value-type="float">
            <text:p>0.169383</text:p>
          </table:table-cell>
        </table:table-row>
        <table:table-row table:style-name="ro1">
          <table:table-cell office:value-type="string" calcext:value-type="string">
            <text:p>bwaves</text:p>
          </table:table-cell>
          <table:table-cell office:value-type="float" office:value="1.550424" calcext:value-type="float">
            <text:p>1.550424</text:p>
          </table:table-cell>
          <table:table-cell office:value-type="float" office:value="0.775714" calcext:value-type="float">
            <text:p>0.775714</text:p>
          </table:table-cell>
          <table:table-cell office:value-type="float" office:value="0.777238" calcext:value-type="float">
            <text:p>0.777238</text:p>
          </table:table-cell>
          <table:table-cell table:formula="of:=[.B33]-[.D33]" office:value-type="float" office:value="0.773186" calcext:value-type="float">
            <text:p>0.773186</text:p>
          </table:table-cell>
          <table:table-cell table:formula="of:=[.D33]-[.C33]" office:value-type="float" office:value="0.00152399999999997" calcext:value-type="float">
            <text:p>0.001524</text:p>
          </table:table-cell>
          <table:table-cell office:value-type="float" office:value="1.41" calcext:value-type="float">
            <text:p>1.41</text:p>
          </table:table-cell>
          <table:table-cell table:formula="of:=ABS([.B33]-[.G33])" office:value-type="float" office:value="0.140424" calcext:value-type="float">
            <text:p>0.140424</text:p>
          </table:table-cell>
          <table:table-cell office:value-type="float" office:value="0.59" calcext:value-type="float">
            <text:p>0.59</text:p>
          </table:table-cell>
          <table:table-cell table:formula="of:=ABS([.C33]-[.I33])" office:value-type="float" office:value="0.185714" calcext:value-type="float">
            <text:p>0.185714</text:p>
          </table:table-cell>
        </table:table-row>
        <table:table-row table:style-name="ro1">
          <table:table-cell office:value-type="string" calcext:value-type="string">
            <text:p>h264ref</text:p>
          </table:table-cell>
          <table:table-cell office:value-type="float" office:value="2.008364" calcext:value-type="float">
            <text:p>2.008364</text:p>
          </table:table-cell>
          <table:table-cell office:value-type="float" office:value="1.288888" calcext:value-type="float">
            <text:p>1.288888</text:p>
          </table:table-cell>
          <table:table-cell office:value-type="float" office:value="1.347558" calcext:value-type="float">
            <text:p>1.347558</text:p>
          </table:table-cell>
          <table:table-cell table:formula="of:=[.B34]-[.D34]" office:value-type="float" office:value="0.660806" calcext:value-type="float">
            <text:p>0.660806</text:p>
          </table:table-cell>
          <table:table-cell table:formula="of:=[.D34]-[.C34]" office:value-type="float" office:value="0.05867" calcext:value-type="float">
            <text:p>0.05867</text:p>
          </table:table-cell>
          <table:table-cell office:value-type="float" office:value="2.06" calcext:value-type="float">
            <text:p>2.06</text:p>
          </table:table-cell>
          <table:table-cell table:formula="of:=ABS([.B34]-[.G34])" office:value-type="float" office:value="0.0516360000000002" calcext:value-type="float">
            <text:p>0.051636</text:p>
          </table:table-cell>
          <table:table-cell office:value-type="float" office:value="1.1" calcext:value-type="float">
            <text:p>1.1</text:p>
          </table:table-cell>
          <table:table-cell table:formula="of:=ABS([.C34]-[.I34])" office:value-type="float" office:value="0.188888" calcext:value-type="float">
            <text:p>0.188888</text:p>
          </table:table-cell>
        </table:table-row>
        <table:table-row table:style-name="ro1">
          <table:table-cell office:value-type="string" calcext:value-type="string">
            <text:p>perlbench</text:p>
          </table:table-cell>
          <table:table-cell office:value-type="float" office:value="2.420417" calcext:value-type="float">
            <text:p>2.420417</text:p>
          </table:table-cell>
          <table:table-cell office:value-type="float" office:value="1.405231" calcext:value-type="float">
            <text:p>1.405231</text:p>
          </table:table-cell>
          <table:table-cell office:value-type="float" office:value="1.551823" calcext:value-type="float">
            <text:p>1.551823</text:p>
          </table:table-cell>
          <table:table-cell table:formula="of:=[.B35]-[.D35]" office:value-type="float" office:value="0.868594" calcext:value-type="float">
            <text:p>0.868594</text:p>
          </table:table-cell>
          <table:table-cell table:formula="of:=[.D35]-[.C35]" office:value-type="float" office:value="0.146592" calcext:value-type="float">
            <text:p>0.146592</text:p>
          </table:table-cell>
          <table:table-cell office:value-type="float" office:value="2.43" calcext:value-type="float">
            <text:p>2.43</text:p>
          </table:table-cell>
          <table:table-cell table:formula="of:=ABS([.B35]-[.G35])" office:value-type="float" office:value="0.00958300000000012" calcext:value-type="float">
            <text:p>0.009583</text:p>
          </table:table-cell>
          <table:table-cell office:value-type="float" office:value="1.21" calcext:value-type="float">
            <text:p>1.21</text:p>
          </table:table-cell>
          <table:table-cell table:formula="of:=ABS([.C35]-[.I35])" office:value-type="float" office:value="0.195231" calcext:value-type="float">
            <text:p>0.195231</text:p>
          </table:table-cell>
        </table:table-row>
        <table:table-row table:style-name="ro1">
          <table:table-cell office:value-type="string" calcext:value-type="string">
            <text:p>namd</text:p>
          </table:table-cell>
          <table:table-cell office:value-type="float" office:value="2.119946" calcext:value-type="float">
            <text:p>2.119946</text:p>
          </table:table-cell>
          <table:table-cell office:value-type="float" office:value="1.915529" calcext:value-type="float">
            <text:p>1.915529</text:p>
          </table:table-cell>
          <table:table-cell office:value-type="float" office:value="1.918747" calcext:value-type="float">
            <text:p>1.918747</text:p>
          </table:table-cell>
          <table:table-cell table:formula="of:=[.B36]-[.D36]" office:value-type="float" office:value="0.201199" calcext:value-type="float">
            <text:p>0.201199</text:p>
          </table:table-cell>
          <table:table-cell table:formula="of:=[.D36]-[.C36]" office:value-type="float" office:value="0.00321800000000017" calcext:value-type="float">
            <text:p>0.003218</text:p>
          </table:table-cell>
          <table:table-cell office:value-type="float" office:value="2.44" calcext:value-type="float">
            <text:p>2.44</text:p>
          </table:table-cell>
          <table:table-cell table:formula="of:=ABS([.B36]-[.G36])" office:value-type="float" office:value="0.320054" calcext:value-type="float">
            <text:p>0.320054</text:p>
          </table:table-cell>
          <table:table-cell office:value-type="float" office:value="2.13" calcext:value-type="float">
            <text:p>2.13</text:p>
          </table:table-cell>
          <table:table-cell table:formula="of:=ABS([.C36]-[.I36])" office:value-type="float" office:value="0.214471" calcext:value-type="float">
            <text:p>0.214471</text:p>
          </table:table-cell>
        </table:table-row>
        <table:table-row table:style-name="ro1">
          <table:table-cell office:value-type="string" calcext:value-type="string">
            <text:p>bzip2</text:p>
          </table:table-cell>
          <table:table-cell office:value-type="float" office:value="1.692023" calcext:value-type="float">
            <text:p>1.692023</text:p>
          </table:table-cell>
          <table:table-cell office:value-type="float" office:value="0.816765" calcext:value-type="float">
            <text:p>0.816765</text:p>
          </table:table-cell>
          <table:table-cell office:value-type="float" office:value="0.912626" calcext:value-type="float">
            <text:p>0.912626</text:p>
          </table:table-cell>
          <table:table-cell table:formula="of:=[.B37]-[.D37]" office:value-type="float" office:value="0.779397" calcext:value-type="float">
            <text:p>0.779397</text:p>
          </table:table-cell>
          <table:table-cell table:formula="of:=[.D37]-[.C37]" office:value-type="float" office:value="0.095861" calcext:value-type="float">
            <text:p>0.095861</text:p>
          </table:table-cell>
          <table:table-cell office:value-type="float" office:value="1.7" calcext:value-type="float">
            <text:p>1.7</text:p>
          </table:table-cell>
          <table:table-cell table:formula="of:=ABS([.B37]-[.G37])" office:value-type="float" office:value="0.00797700000000035" calcext:value-type="float">
            <text:p>0.007977</text:p>
          </table:table-cell>
          <table:table-cell office:value-type="float" office:value="0.6" calcext:value-type="float">
            <text:p>0.6</text:p>
          </table:table-cell>
          <table:table-cell table:formula="of:=ABS([.C37]-[.I37])" office:value-type="float" office:value="0.216765" calcext:value-type="float">
            <text:p>0.216765</text:p>
          </table:table-cell>
        </table:table-row>
        <table:table-row table:style-name="ro1">
          <table:table-cell office:value-type="string" calcext:value-type="string">
            <text:p>cactusADM</text:p>
          </table:table-cell>
          <table:table-cell office:value-type="float" office:value="1.642879" calcext:value-type="float">
            <text:p>1.642879</text:p>
          </table:table-cell>
          <table:table-cell office:value-type="float" office:value="0.524719" calcext:value-type="float">
            <text:p>0.524719</text:p>
          </table:table-cell>
          <table:table-cell office:value-type="float" office:value="0.96309" calcext:value-type="float">
            <text:p>0.96309</text:p>
          </table:table-cell>
          <table:table-cell table:formula="of:=[.B38]-[.D38]" office:value-type="float" office:value="0.679789" calcext:value-type="float">
            <text:p>0.679789</text:p>
          </table:table-cell>
          <table:table-cell table:formula="of:=[.D38]-[.C38]" office:value-type="float" office:value="0.438371" calcext:value-type="float">
            <text:p>0.438371</text:p>
          </table:table-cell>
          <table:table-cell office:value-type="float" office:value="1.66" calcext:value-type="float">
            <text:p>1.66</text:p>
          </table:table-cell>
          <table:table-cell table:formula="of:=ABS([.B38]-[.G38])" office:value-type="float" office:value="0.0171210000000002" calcext:value-type="float">
            <text:p>0.017121</text:p>
          </table:table-cell>
          <table:table-cell office:value-type="float" office:value="0.78" calcext:value-type="float">
            <text:p>0.78</text:p>
          </table:table-cell>
          <table:table-cell table:formula="of:=ABS([.C38]-[.I38])" office:value-type="float" office:value="0.255281" calcext:value-type="float">
            <text:p>0.255281</text:p>
          </table:table-cell>
        </table:table-row>
        <table:table-row table:style-name="ro1">
          <table:table-cell office:value-type="string" calcext:value-type="string">
            <text:p>gcc_1</text:p>
          </table:table-cell>
          <table:table-cell office:value-type="float" office:value="1.892859" calcext:value-type="float">
            <text:p>1.892859</text:p>
          </table:table-cell>
          <table:table-cell office:value-type="float" office:value="0.754654" calcext:value-type="float">
            <text:p>0.754654</text:p>
          </table:table-cell>
          <table:table-cell office:value-type="float" office:value="0.870457" calcext:value-type="float">
            <text:p>0.870457</text:p>
          </table:table-cell>
          <table:table-cell table:formula="of:=[.B39]-[.D39]" office:value-type="float" office:value="1.022402" calcext:value-type="float">
            <text:p>1.022402</text:p>
          </table:table-cell>
          <table:table-cell table:formula="of:=[.D39]-[.C39]" office:value-type="float" office:value="0.115803" calcext:value-type="float">
            <text:p>0.115803</text:p>
          </table:table-cell>
          <table:table-cell office:value-type="float" office:value="1.88" calcext:value-type="float">
            <text:p>1.88</text:p>
          </table:table-cell>
          <table:table-cell table:formula="of:=ABS([.B39]-[.G39])" office:value-type="float" office:value="0.0128590000000002" calcext:value-type="float">
            <text:p>0.012859</text:p>
          </table:table-cell>
          <table:table-cell office:value-type="float" office:value="0.49" calcext:value-type="float">
            <text:p>0.49</text:p>
          </table:table-cell>
          <table:table-cell table:formula="of:=ABS([.C39]-[.I39])" office:value-type="float" office:value="0.264654" calcext:value-type="float">
            <text:p>0.264654</text:p>
          </table:table-cell>
        </table:table-row>
        <table:table-row table:style-name="ro1">
          <table:table-cell office:value-type="string" calcext:value-type="string">
            <text:p>lbm</text:p>
          </table:table-cell>
          <table:table-cell office:value-type="float" office:value="2.096302" calcext:value-type="float">
            <text:p>2.096302</text:p>
          </table:table-cell>
          <table:table-cell office:value-type="float" office:value="0.050702" calcext:value-type="float">
            <text:p>0.050702</text:p>
          </table:table-cell>
          <table:table-cell office:value-type="float" office:value="0.050712" calcext:value-type="float">
            <text:p>0.050712</text:p>
          </table:table-cell>
          <table:table-cell table:formula="of:=[.B40]-[.D40]" office:value-type="float" office:value="2.04559" calcext:value-type="float">
            <text:p>2.04559</text:p>
          </table:table-cell>
          <table:table-cell table:formula="of:=[.D40]-[.C40]" office:value-type="float" office:value="0.0000100000000000031" calcext:value-type="float">
            <text:p>1.00000000000031E-05</text:p>
          </table:table-cell>
          <table:table-cell office:value-type="float" office:value="2.12" calcext:value-type="float">
            <text:p>2.12</text:p>
          </table:table-cell>
          <table:table-cell table:formula="of:=ABS([.B40]-[.G40])" office:value-type="float" office:value="0.023698" calcext:value-type="float">
            <text:p>0.023698</text:p>
          </table:table-cell>
          <table:table-cell office:value-type="float" office:value="0.32" calcext:value-type="float">
            <text:p>0.32</text:p>
          </table:table-cell>
          <table:table-cell table:formula="of:=ABS([.C40]-[.I40])" office:value-type="float" office:value="0.269298" calcext:value-type="float">
            <text:p>0.269298</text:p>
          </table:table-cell>
        </table:table-row>
        <table:table-row table:style-name="ro1">
          <table:table-cell office:value-type="string" calcext:value-type="string">
            <text:p>bzip2_4</text:p>
          </table:table-cell>
          <table:table-cell office:value-type="float" office:value="1.975839" calcext:value-type="float">
            <text:p>1.975839</text:p>
          </table:table-cell>
          <table:table-cell office:value-type="float" office:value="1.002445" calcext:value-type="float">
            <text:p>1.002445</text:p>
          </table:table-cell>
          <table:table-cell office:value-type="float" office:value="1.11312" calcext:value-type="float">
            <text:p>1.11312</text:p>
          </table:table-cell>
          <table:table-cell table:formula="of:=[.B41]-[.D41]" office:value-type="float" office:value="0.862719" calcext:value-type="float">
            <text:p>0.862719</text:p>
          </table:table-cell>
          <table:table-cell table:formula="of:=[.D41]-[.C41]" office:value-type="float" office:value="0.110675" calcext:value-type="float">
            <text:p>0.110675</text:p>
          </table:table-cell>
          <table:table-cell office:value-type="float" office:value="2.01" calcext:value-type="float">
            <text:p>2.01</text:p>
          </table:table-cell>
          <table:table-cell table:formula="of:=ABS([.B41]-[.G41])" office:value-type="float" office:value="0.0341609999999999" calcext:value-type="float">
            <text:p>0.034161</text:p>
          </table:table-cell>
          <table:table-cell office:value-type="float" office:value="0.73" calcext:value-type="float">
            <text:p>0.73</text:p>
          </table:table-cell>
          <table:table-cell table:formula="of:=ABS([.C41]-[.I41])" office:value-type="float" office:value="0.272445" calcext:value-type="float">
            <text:p>0.272445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float" office:value="2.362339" calcext:value-type="float">
            <text:p>2.362339</text:p>
          </table:table-cell>
          <table:table-cell office:value-type="float" office:value="1.594434" calcext:value-type="float">
            <text:p>1.594434</text:p>
          </table:table-cell>
          <table:table-cell office:value-type="float" office:value="1.616956" calcext:value-type="float">
            <text:p>1.616956</text:p>
          </table:table-cell>
          <table:table-cell table:formula="of:=[.B42]-[.D42]" office:value-type="float" office:value="0.745383" calcext:value-type="float">
            <text:p>0.745383</text:p>
          </table:table-cell>
          <table:table-cell table:formula="of:=[.D42]-[.C42]" office:value-type="float" office:value="0.0225219999999999" calcext:value-type="float">
            <text:p>0.022522</text:p>
          </table:table-cell>
          <table:table-cell office:value-type="float" office:value="2.1" calcext:value-type="float">
            <text:p>2.1</text:p>
          </table:table-cell>
          <table:table-cell table:formula="of:=ABS([.B42]-[.G42])" office:value-type="float" office:value="0.262339" calcext:value-type="float">
            <text:p>0.262339</text:p>
          </table:table-cell>
          <table:table-cell office:value-type="float" office:value="1.88" calcext:value-type="float">
            <text:p>1.88</text:p>
          </table:table-cell>
          <table:table-cell table:formula="of:=ABS([.C42]-[.I42])" office:value-type="float" office:value="0.285566" calcext:value-type="float">
            <text:p>0.285566</text:p>
          </table:table-cell>
        </table:table-row>
        <table:table-row table:style-name="ro1">
          <table:table-cell office:value-type="string" calcext:value-type="string">
            <text:p>leslie3d</text:p>
          </table:table-cell>
          <table:table-cell office:value-type="float" office:value="2.340276" calcext:value-type="float">
            <text:p>2.340276</text:p>
          </table:table-cell>
          <table:table-cell office:value-type="float" office:value="0.853615" calcext:value-type="float">
            <text:p>0.853615</text:p>
          </table:table-cell>
          <table:table-cell office:value-type="float" office:value="0.878658" calcext:value-type="float">
            <text:p>0.878658</text:p>
          </table:table-cell>
          <table:table-cell table:formula="of:=[.B43]-[.D43]" office:value-type="float" office:value="1.461618" calcext:value-type="float">
            <text:p>1.461618</text:p>
          </table:table-cell>
          <table:table-cell table:formula="of:=[.D43]-[.C43]" office:value-type="float" office:value="0.0250429999999999" calcext:value-type="float">
            <text:p>0.025043</text:p>
          </table:table-cell>
          <table:table-cell office:value-type="float" office:value="2.34" calcext:value-type="float">
            <text:p>2.34</text:p>
          </table:table-cell>
          <table:table-cell table:formula="of:=ABS([.B43]-[.G43])" office:value-type="float" office:value="0.000275999999999943" calcext:value-type="float">
            <text:p>0.000276</text:p>
          </table:table-cell>
          <table:table-cell office:value-type="float" office:value="0.54" calcext:value-type="float">
            <text:p>0.54</text:p>
          </table:table-cell>
          <table:table-cell table:formula="of:=ABS([.C43]-[.I43])" office:value-type="float" office:value="0.313615" calcext:value-type="float">
            <text:p>0.313615</text:p>
          </table:table-cell>
        </table:table-row>
        <table:table-row table:style-name="ro1">
          <table:table-cell office:value-type="string" calcext:value-type="string">
            <text:p>sjeng</text:p>
          </table:table-cell>
          <table:table-cell office:value-type="float" office:value="1.775943" calcext:value-type="float">
            <text:p>1.775943</text:p>
          </table:table-cell>
          <table:table-cell office:value-type="float" office:value="0.868099" calcext:value-type="float">
            <text:p>0.868099</text:p>
          </table:table-cell>
          <table:table-cell office:value-type="float" office:value="1.092601" calcext:value-type="float">
            <text:p>1.092601</text:p>
          </table:table-cell>
          <table:table-cell table:formula="of:=[.B44]-[.D44]" office:value-type="float" office:value="0.683342" calcext:value-type="float">
            <text:p>0.683342</text:p>
          </table:table-cell>
          <table:table-cell table:formula="of:=[.D44]-[.C44]" office:value-type="float" office:value="0.224502" calcext:value-type="float">
            <text:p>0.224502</text:p>
          </table:table-cell>
          <table:table-cell office:value-type="float" office:value="1.81" calcext:value-type="float">
            <text:p>1.81</text:p>
          </table:table-cell>
          <table:table-cell table:formula="of:=ABS([.B44]-[.G44])" office:value-type="float" office:value="0.0340570000000002" calcext:value-type="float">
            <text:p>0.034057</text:p>
          </table:table-cell>
          <table:table-cell office:value-type="float" office:value="1.21" calcext:value-type="float">
            <text:p>1.21</text:p>
          </table:table-cell>
          <table:table-cell table:formula="of:=ABS([.C44]-[.I44])" office:value-type="float" office:value="0.341901" calcext:value-type="float">
            <text:p>0.341901</text:p>
          </table:table-cell>
        </table:table-row>
        <table:table-row table:style-name="ro1">
          <table:table-cell office:value-type="string" calcext:value-type="string">
            <text:p>wrf</text:p>
          </table:table-cell>
          <table:table-cell office:value-type="float" office:value="1.899331" calcext:value-type="float">
            <text:p>1.899331</text:p>
          </table:table-cell>
          <table:table-cell office:value-type="float" office:value="0.894804" calcext:value-type="float">
            <text:p>0.894804</text:p>
          </table:table-cell>
          <table:table-cell office:value-type="float" office:value="0.906067" calcext:value-type="float">
            <text:p>0.906067</text:p>
          </table:table-cell>
          <table:table-cell table:formula="of:=[.B45]-[.D45]" office:value-type="float" office:value="0.993264" calcext:value-type="float">
            <text:p>0.993264</text:p>
          </table:table-cell>
          <table:table-cell table:formula="of:=[.D45]-[.C45]" office:value-type="float" office:value="0.011263" calcext:value-type="float">
            <text:p>0.011263</text:p>
          </table:table-cell>
          <table:table-cell office:value-type="float" office:value="1.96" calcext:value-type="float">
            <text:p>1.96</text:p>
          </table:table-cell>
          <table:table-cell table:formula="of:=ABS([.B45]-[.G45])" office:value-type="float" office:value="0.0606689999999999" calcext:value-type="float">
            <text:p>0.060669</text:p>
          </table:table-cell>
          <table:table-cell office:value-type="float" office:value="0.53" calcext:value-type="float">
            <text:p>0.53</text:p>
          </table:table-cell>
          <table:table-cell table:formula="of:=ABS([.C45]-[.I45])" office:value-type="float" office:value="0.364804" calcext:value-type="float">
            <text:p>0.364804</text:p>
          </table:table-cell>
        </table:table-row>
        <table:table-row table:style-name="ro1">
          <table:table-cell office:value-type="string" calcext:value-type="string">
            <text:p>bzip2_2</text:p>
          </table:table-cell>
          <table:table-cell office:value-type="float" office:value="2.284259" calcext:value-type="float">
            <text:p>2.284259</text:p>
          </table:table-cell>
          <table:table-cell office:value-type="float" office:value="0.925522" calcext:value-type="float">
            <text:p>0.925522</text:p>
          </table:table-cell>
          <table:table-cell office:value-type="float" office:value="1.031395" calcext:value-type="float">
            <text:p>1.031395</text:p>
          </table:table-cell>
          <table:table-cell table:formula="of:=[.B46]-[.D46]" office:value-type="float" office:value="1.252864" calcext:value-type="float">
            <text:p>1.252864</text:p>
          </table:table-cell>
          <table:table-cell table:formula="of:=[.D46]-[.C46]" office:value-type="float" office:value="0.105873" calcext:value-type="float">
            <text:p>0.105873</text:p>
          </table:table-cell>
          <table:table-cell office:value-type="float" office:value="2.31" calcext:value-type="float">
            <text:p>2.31</text:p>
          </table:table-cell>
          <table:table-cell table:formula="of:=ABS([.B46]-[.G46])" office:value-type="float" office:value="0.025741" calcext:value-type="float">
            <text:p>0.025741</text:p>
          </table:table-cell>
          <table:table-cell office:value-type="float" office:value="0.53" calcext:value-type="float">
            <text:p>0.53</text:p>
          </table:table-cell>
          <table:table-cell table:formula="of:=ABS([.C46]-[.I46])" office:value-type="float" office:value="0.395522" calcext:value-type="float">
            <text:p>0.395522</text:p>
          </table:table-cell>
        </table:table-row>
        <table:table-row table:style-name="ro1">
          <table:table-cell office:value-type="string" calcext:value-type="string">
            <text:p>gcc_7</text:p>
          </table:table-cell>
          <table:table-cell office:value-type="float" office:value="2.067104" calcext:value-type="float">
            <text:p>2.067104</text:p>
          </table:table-cell>
          <table:table-cell office:value-type="float" office:value="0.858217" calcext:value-type="float">
            <text:p>0.858217</text:p>
          </table:table-cell>
          <table:table-cell office:value-type="float" office:value="0.949552" calcext:value-type="float">
            <text:p>0.949552</text:p>
          </table:table-cell>
          <table:table-cell table:formula="of:=[.B47]-[.D47]" office:value-type="float" office:value="1.117552" calcext:value-type="float">
            <text:p>1.117552</text:p>
          </table:table-cell>
          <table:table-cell table:formula="of:=[.D47]-[.C47]" office:value-type="float" office:value="0.0913349999999999" calcext:value-type="float">
            <text:p>0.091335</text:p>
          </table:table-cell>
          <table:table-cell office:value-type="float" office:value="1.8" calcext:value-type="float">
            <text:p>1.8</text:p>
          </table:table-cell>
          <table:table-cell table:formula="of:=ABS([.B47]-[.G47])" office:value-type="float" office:value="0.267104" calcext:value-type="float">
            <text:p>0.267104</text:p>
          </table:table-cell>
          <table:table-cell office:value-type="float" office:value="0.4" calcext:value-type="float">
            <text:p>0.4</text:p>
          </table:table-cell>
          <table:table-cell table:formula="of:=ABS([.C47]-[.I47])" office:value-type="float" office:value="0.458217" calcext:value-type="float">
            <text:p>0.458217</text:p>
          </table:table-cell>
        </table:table-row>
        <table:table-row table:style-name="ro1">
          <table:table-cell office:value-type="string" calcext:value-type="string">
            <text:p>gcc_2</text:p>
          </table:table-cell>
          <table:table-cell office:value-type="float" office:value="1.942774" calcext:value-type="float">
            <text:p>1.942774</text:p>
          </table:table-cell>
          <table:table-cell office:value-type="float" office:value="0.904527" calcext:value-type="float">
            <text:p>0.904527</text:p>
          </table:table-cell>
          <table:table-cell office:value-type="float" office:value="0.964253" calcext:value-type="float">
            <text:p>0.964253</text:p>
          </table:table-cell>
          <table:table-cell table:formula="of:=[.B48]-[.D48]" office:value-type="float" office:value="0.978521" calcext:value-type="float">
            <text:p>0.978521</text:p>
          </table:table-cell>
          <table:table-cell table:formula="of:=[.D48]-[.C48]" office:value-type="float" office:value="0.0597259999999999" calcext:value-type="float">
            <text:p>0.059726</text:p>
          </table:table-cell>
          <table:table-cell office:value-type="float" office:value="1.82" calcext:value-type="float">
            <text:p>1.82</text:p>
          </table:table-cell>
          <table:table-cell table:formula="of:=ABS([.B48]-[.G48])" office:value-type="float" office:value="0.122774" calcext:value-type="float">
            <text:p>0.122774</text:p>
          </table:table-cell>
          <table:table-cell office:value-type="float" office:value="0.4" calcext:value-type="float">
            <text:p>0.4</text:p>
          </table:table-cell>
          <table:table-cell table:formula="of:=ABS([.C48]-[.I48])" office:value-type="float" office:value="0.504527" calcext:value-type="float">
            <text:p>0.504527</text:p>
          </table:table-cell>
        </table:table-row>
        <table:table-row table:style-name="ro1">
          <table:table-cell office:value-type="string" calcext:value-type="string">
            <text:p>gcc_3</text:p>
          </table:table-cell>
          <table:table-cell office:value-type="float" office:value="1.977469" calcext:value-type="float">
            <text:p>1.977469</text:p>
          </table:table-cell>
          <table:table-cell office:value-type="float" office:value="1.050384" calcext:value-type="float">
            <text:p>1.050384</text:p>
          </table:table-cell>
          <table:table-cell office:value-type="float" office:value="1.155558" calcext:value-type="float">
            <text:p>1.155558</text:p>
          </table:table-cell>
          <table:table-cell table:formula="of:=[.B49]-[.D49]" office:value-type="float" office:value="0.821911" calcext:value-type="float">
            <text:p>0.821911</text:p>
          </table:table-cell>
          <table:table-cell table:formula="of:=[.D49]-[.C49]" office:value-type="float" office:value="0.105174" calcext:value-type="float">
            <text:p>0.105174</text:p>
          </table:table-cell>
          <table:table-cell office:value-type="float" office:value="1.85" calcext:value-type="float">
            <text:p>1.85</text:p>
          </table:table-cell>
          <table:table-cell table:formula="of:=ABS([.B49]-[.G49])" office:value-type="float" office:value="0.127469" calcext:value-type="float">
            <text:p>0.127469</text:p>
          </table:table-cell>
          <table:table-cell office:value-type="float" office:value="0.51" calcext:value-type="float">
            <text:p>0.51</text:p>
          </table:table-cell>
          <table:table-cell table:formula="of:=ABS([.C49]-[.I49])" office:value-type="float" office:value="0.540384" calcext:value-type="float">
            <text:p>0.540384</text:p>
          </table:table-cell>
        </table:table-row>
        <table:table-row table:style-name="ro1">
          <table:table-cell office:value-type="string" calcext:value-type="string">
            <text:p>gcc_6</text:p>
          </table:table-cell>
          <table:table-cell office:value-type="float" office:value="2.135908" calcext:value-type="float">
            <text:p>2.135908</text:p>
          </table:table-cell>
          <table:table-cell office:value-type="float" office:value="0.8045" calcext:value-type="float">
            <text:p>0.8045</text:p>
          </table:table-cell>
          <table:table-cell office:value-type="float" office:value="0.89295" calcext:value-type="float">
            <text:p>0.89295</text:p>
          </table:table-cell>
          <table:table-cell table:formula="of:=[.B50]-[.D50]" office:value-type="float" office:value="1.242958" calcext:value-type="float">
            <text:p>1.242958</text:p>
          </table:table-cell>
          <table:table-cell table:formula="of:=[.D50]-[.C50]" office:value-type="float" office:value="0.08845" calcext:value-type="float">
            <text:p>0.08845</text:p>
          </table:table-cell>
          <table:table-cell office:value-type="float" office:value="1.87" calcext:value-type="float">
            <text:p>1.87</text:p>
          </table:table-cell>
          <table:table-cell table:formula="of:=ABS([.B50]-[.G50])" office:value-type="float" office:value="0.265908" calcext:value-type="float">
            <text:p>0.265908</text:p>
          </table:table-cell>
          <table:table-cell office:value-type="float" office:value="0.14" calcext:value-type="float">
            <text:p>0.14</text:p>
          </table:table-cell>
          <table:table-cell table:formula="of:=ABS([.C50]-[.I50])" office:value-type="float" office:value="0.6645" calcext:value-type="float">
            <text:p>0.6645</text:p>
          </table:table-cell>
        </table:table-row>
        <table:table-row table:style-name="ro1">
          <table:table-cell office:value-type="string" calcext:value-type="string">
            <text:p>dealII</text:p>
          </table:table-cell>
          <table:table-cell office:value-type="float" office:value="1.924487" calcext:value-type="float">
            <text:p>1.924487</text:p>
          </table:table-cell>
          <table:table-cell office:value-type="float" office:value="1.393828" calcext:value-type="float">
            <text:p>1.393828</text:p>
          </table:table-cell>
          <table:table-cell office:value-type="float" office:value="1.429161" calcext:value-type="float">
            <text:p>1.429161</text:p>
          </table:table-cell>
          <table:table-cell table:formula="of:=[.B51]-[.D51]" office:value-type="float" office:value="0.495326" calcext:value-type="float">
            <text:p>0.495326</text:p>
          </table:table-cell>
          <table:table-cell table:formula="of:=[.D51]-[.C51]" office:value-type="float" office:value="0.0353329999999998" calcext:value-type="float">
            <text:p>0.035333</text:p>
          </table:table-cell>
          <table:table-cell office:value-type="float" office:value="1.85" calcext:value-type="float">
            <text:p>1.85</text:p>
          </table:table-cell>
          <table:table-cell table:formula="of:=ABS([.B51]-[.G51])" office:value-type="float" office:value="0.074487" calcext:value-type="float">
            <text:p>0.074487</text:p>
          </table:table-cell>
          <table:table-cell office:value-type="float" office:value="0.48" calcext:value-type="float">
            <text:p>0.48</text:p>
          </table:table-cell>
          <table:table-cell table:formula="of:=ABS([.C51]-[.I51])" office:value-type="float" office:value="0.913828" calcext:value-type="float">
            <text:p>0.913828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1.978203" calcext:value-type="float">
            <text:p>1.978203</text:p>
          </table:table-cell>
          <table:table-cell office:value-type="float" office:value="1.053536" calcext:value-type="float">
            <text:p>1.053536</text:p>
          </table:table-cell>
          <table:table-cell office:value-type="float" office:value="1.201646" calcext:value-type="float">
            <text:p>1.201646</text:p>
          </table:table-cell>
          <table:table-cell table:formula="of:=[.B52]-[.D52]" office:value-type="float" office:value="0.776557" calcext:value-type="float">
            <text:p>0.776557</text:p>
          </table:table-cell>
          <table:table-cell table:formula="of:=[.D52]-[.C52]" office:value-type="float" office:value="0.14811" calcext:value-type="float">
            <text:p>0.14811</text:p>
          </table:table-cell>
          <table:table-cell office:value-type="float" office:value="1.5" calcext:value-type="float">
            <text:p>1.5</text:p>
          </table:table-cell>
          <table:table-cell table:formula="of:=ABS([.B52]-[.G52])" office:value-type="float" office:value="0.478203" calcext:value-type="float">
            <text:p>0.478203</text:p>
          </table:table-cell>
          <table:table-cell office:value-type="float" office:value="0.12" calcext:value-type="float">
            <text:p>0.12</text:p>
          </table:table-cell>
          <table:table-cell table:formula="of:=ABS([.C52]-[.I52])" office:value-type="float" office:value="0.933536" calcext:value-type="float">
            <text:p>0.933536</text:p>
          </table:table-cell>
        </table:table-row>
        <table:table-row table:style-name="ro1">
          <table:table-cell office:value-type="string" calcext:value-type="string">
            <text:p>perlbench_1</text:p>
          </table:table-cell>
          <table:table-cell office:value-type="float" office:value="2.661806" calcext:value-type="float">
            <text:p>2.661806</text:p>
          </table:table-cell>
          <table:table-cell office:value-type="float" office:value="1.034857" calcext:value-type="float">
            <text:p>1.034857</text:p>
          </table:table-cell>
          <table:table-cell office:value-type="float" office:value="2.060762" calcext:value-type="float">
            <text:p>2.060762</text:p>
          </table:table-cell>
          <table:table-cell table:formula="of:=[.B53]-[.D53]" office:value-type="float" office:value="0.601044" calcext:value-type="float">
            <text:p>0.601044</text:p>
          </table:table-cell>
          <table:table-cell table:formula="of:=[.D53]-[.C53]" office:value-type="float" office:value="1.025905" calcext:value-type="float">
            <text:p>1.025905</text:p>
          </table:table-cell>
          <table:table-cell office:value-type="float" office:value="2.71" calcext:value-type="float">
            <text:p>2.71</text:p>
          </table:table-cell>
          <table:table-cell table:formula="of:=ABS([.B53]-[.G53])" office:value-type="float" office:value="0.0481940000000001" calcext:value-type="float">
            <text:p>0.048194</text:p>
          </table:table-cell>
          <table:table-cell office:value-type="float" office:value="2.01" calcext:value-type="float">
            <text:p>2.01</text:p>
          </table:table-cell>
          <table:table-cell table:formula="of:=ABS([.C53]-[.I53])" office:value-type="float" office:value="0.975143" calcext:value-type="float">
            <text:p>0.9751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GEOMEAN([.B2:.B53])" office:value-type="float" office:value="1.94812632588995" calcext:value-type="float">
            <text:p>1.94812632588995</text:p>
          </table:table-cell>
          <table:table-cell table:formula="of:=GEOMEAN([.C2:.C53])" office:value-type="float" office:value="0.73953158202358" calcext:value-type="float">
            <text:p>0.73953158202358</text:p>
          </table:table-cell>
          <table:table-cell table:formula="of:=GEOMEAN([.D2:.D53])" office:value-type="float" office:value="0.839390317958872" calcext:value-type="float">
            <text:p>0.839390317958872</text:p>
          </table:table-cell>
          <table:table-cell table:formula="of:=GEOMEAN([.E2:.E53])" office:value-type="float" office:value="0.744220161063656" calcext:value-type="float">
            <text:p>0.744220161063656</text:p>
          </table:table-cell>
          <table:table-cell table:formula="of:=AVERAGE([.F2:.F53])" office:value-type="float" office:value="0.110366653846154" calcext:value-type="float">
            <text:p>0.110366653846154</text:p>
          </table:table-cell>
          <table:table-cell table:formula="of:=AVERAGE([.G2:.G53])" office:value-type="float" office:value="1.94884615384615" calcext:value-type="float">
            <text:p>1.94884615384615</text:p>
          </table:table-cell>
          <table:table-cell table:formula="of:=AVERAGE([.H2:.H53])" office:value-type="float" office:value="0.0944347884615384" calcext:value-type="float">
            <text:p>0.094434788461539</text:p>
          </table:table-cell>
          <table:table-cell table:formula="of:=AVERAGE([.I2:.I53])" office:value-type="float" office:value="0.8675" calcext:value-type="float">
            <text:p>0.8675</text:p>
          </table:table-cell>
          <table:table-cell table:formula="of:=AVERAGE([.J2:.J53])" office:value-type="float" office:value="0.2172335" calcext:value-type="float">
            <text:p>0.2172335</text:p>
          </table:table-cell>
        </table:table-row>
      </table:table>
      <table:named-expressions/>
      <table:database-ranges>
        <table:database-range table:name="__Anonymous_Sheet_DB__0" table:target-range-address="Sheet1.A2:Sheet1.J5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9:35:45.634744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dc:date>2016-12-05T21:09:30.244571297</dc:date>
    <meta:editing-duration>PT30M51S</meta:editing-duration>
    <meta:editing-cycles>8</meta:editing-cycles>
    <meta:document-statistic meta:table-count="1" meta:cell-count="5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color="#ff3333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5cm" svg:height="13.82cm" xlink:href=".." xlink:type="simple" chart:class="chart:bar" chart:column-mapping="1 2 0" chart:style-name="ch1">
        <chart:title svg:x="8.474cm" svg:y="0.412cm" chart:style-name="ch2">
          <text:p>IPC dos benchmarks do CPU2006</text:p>
        </chart:title>
        <chart:legend chart:legend-position="top" svg:x="9.436cm" svg:y="1.402cm" style:legend-expansion="wide" chart:style-name="ch3"/>
        <chart:plot-area chart:style-name="ch4" table:cell-range-address="Sheet1.A1:Sheet1.D54" chart:data-source-has-labels="both" svg:x="1.502cm" svg:y="2.276cm" svg:width="22.557cm" svg:height="11.268cm">
          <chartooo:coordinate-region svg:x="2.282cm" svg:y="2.475cm" svg:width="21.777cm" svg:height="8.729cm"/>
          <chart:axis chart:dimension="x" chart:name="primary-x" chart:style-name="ch5" chartooo:axis-type="auto">
            <chartooo:date-scale/>
            <chart:categories table:cell-range-address="Sheet1.A2:Sheet1.A54"/>
            <chart:grid chart:style-name="ch6" chart:class="major"/>
          </chart:axis>
          <chart:axis chart:dimension="y" chart:name="primary-y" chart:style-name="ch7">
            <chart:title svg:x="0.451cm" svg:y="8.219cm" chart:style-name="ch8">
              <text:p>IPC</text:p>
            </chart:title>
            <chart:grid chart:style-name="ch6" chart:class="major"/>
          </chart:axis>
          <chart:series chart:style-name="ch9" chart:values-cell-range-address="Sheet1.C2:Sheet1.C54" chart:label-cell-address="Sheet1.C1:Sheet1.C1" chart:class="chart:bar">
            <chart:data-point chart:repeated="53"/>
          </chart:series>
          <chart:series chart:style-name="ch10" chart:values-cell-range-address="Sheet1.D2:Sheet1.D54" chart:label-cell-address="Sheet1.D1:Sheet1.D1" chart:class="chart:bar">
            <chart:data-point chart:repeated="53"/>
          </chart:series>
          <chart:series chart:style-name="ch11" chart:values-cell-range-address="Sheet1.B2:Sheet1.B54" chart:label-cell-address="Sheet1.B1:Sheet1.B1" chart:class="chart:line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B</text:p>
                <draw:g>
                  <svg:desc>Sheet1.C1:Sheet1.C1</svg:desc>
                </draw:g>
              </table:table-cell>
              <table:table-cell office:value-type="string">
                <text:p>4MB</text:p>
                <draw:g>
                  <svg:desc>Sheet1.D1:Sheet1.D1</svg:desc>
                </draw:g>
              </table:table-cell>
              <table:table-cell office:value-type="string">
                <text:p>Ide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mnetpp</text:p>
                <draw:g>
                  <svg:desc>Sheet1.A2:Sheet1.A54</svg:desc>
                </draw:g>
              </table:table-cell>
              <table:table-cell office:value-type="float" office:value="0.198312">
                <text:p>0.198312</text:p>
                <draw:g>
                  <svg:desc>Sheet1.C2:Sheet1.C54</svg:desc>
                </draw:g>
              </table:table-cell>
              <table:table-cell office:value-type="float" office:value="0.285585">
                <text:p>0.285585</text:p>
                <draw:g>
                  <svg:desc>Sheet1.D2:Sheet1.D54</svg:desc>
                </draw:g>
              </table:table-cell>
              <table:table-cell office:value-type="float" office:value="1.952615">
                <text:p>1.952615</text:p>
                <draw:g>
                  <svg:desc>Sheet1.B2:Sheet1.B54</svg:desc>
                </draw:g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0.146335">
                <text:p>0.146335</text:p>
              </table:table-cell>
              <table:table-cell office:value-type="float" office:value="0.170737">
                <text:p>0.170737</text:p>
              </table:table-cell>
              <table:table-cell office:value-type="float" office:value="1.49672">
                <text:p>1.49672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985653">
                <text:p>0.985653</text:p>
              </table:table-cell>
              <table:table-cell office:value-type="float" office:value="1.040323">
                <text:p>1.040323</text:p>
              </table:table-cell>
              <table:table-cell office:value-type="float" office:value="1.653963">
                <text:p>1.653963</text:p>
              </table:table-cell>
            </table:table-row>
            <table:table-row>
              <table:table-cell office:value-type="string">
                <text:p>hmmer_1</text:p>
              </table:table-cell>
              <table:table-cell office:value-type="float" office:value="2.085727">
                <text:p>2.085727</text:p>
              </table:table-cell>
              <table:table-cell office:value-type="float" office:value="2.085727">
                <text:p>2.085727</text:p>
              </table:table-cell>
              <table:table-cell office:value-type="float" office:value="2.172307">
                <text:p>2.172307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988939">
                <text:p>0.988939</text:p>
              </table:table-cell>
              <table:table-cell office:value-type="float" office:value="1.083281">
                <text:p>1.083281</text:p>
              </table:table-cell>
              <table:table-cell office:value-type="float" office:value="1.626831">
                <text:p>1.626831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245508">
                <text:p>1.245508</text:p>
              </table:table-cell>
              <table:table-cell office:value-type="float" office:value="1.346598">
                <text:p>1.346598</text:p>
              </table:table-cell>
              <table:table-cell office:value-type="float" office:value="1.736411">
                <text:p>1.736411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0.639973">
                <text:p>0.639973</text:p>
              </table:table-cell>
              <table:table-cell office:value-type="float" office:value="0.792632">
                <text:p>0.792632</text:p>
              </table:table-cell>
              <table:table-cell office:value-type="float" office:value="1.778441">
                <text:p>1.778441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943023">
                <text:p>0.943023</text:p>
              </table:table-cell>
              <table:table-cell office:value-type="float" office:value="1.027586">
                <text:p>1.027586</text:p>
              </table:table-cell>
              <table:table-cell office:value-type="float" office:value="1.593972">
                <text:p>1.593972</text:p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131837">
                <text:p>2.131837</text:p>
              </table:table-cell>
              <table:table-cell office:value-type="float" office:value="2.176218">
                <text:p>2.176218</text:p>
              </table:table-cell>
              <table:table-cell office:value-type="float" office:value="2.326529">
                <text:p>2.326529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0.717784">
                <text:p>0.717784</text:p>
              </table:table-cell>
              <table:table-cell office:value-type="float" office:value="0.841584">
                <text:p>0.841584</text:p>
              </table:table-cell>
              <table:table-cell office:value-type="float" office:value="1.645492">
                <text:p>1.645492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0.789212">
                <text:p>0.789212</text:p>
              </table:table-cell>
              <table:table-cell office:value-type="float" office:value="0.85966">
                <text:p>0.85966</text:p>
              </table:table-cell>
              <table:table-cell office:value-type="float" office:value="2.203056">
                <text:p>2.203056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048982">
                <text:p>0.048982</text:p>
              </table:table-cell>
              <table:table-cell office:value-type="float" office:value="0.051998">
                <text:p>0.051998</text:p>
              </table:table-cell>
              <table:table-cell office:value-type="float" office:value="1.845007">
                <text:p>1.845007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1.042578">
                <text:p>1.042578</text:p>
              </table:table-cell>
              <table:table-cell office:value-type="float" office:value="1.110852">
                <text:p>1.110852</text:p>
              </table:table-cell>
              <table:table-cell office:value-type="float" office:value="1.640527">
                <text:p>1.640527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316109">
                <text:p>1.316109</text:p>
              </table:table-cell>
              <table:table-cell office:value-type="float" office:value="1.360148">
                <text:p>1.360148</text:p>
              </table:table-cell>
              <table:table-cell office:value-type="float" office:value="1.711953">
                <text:p>1.711953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200783">
                <text:p>0.200783</text:p>
              </table:table-cell>
              <table:table-cell office:value-type="float" office:value="0.248342">
                <text:p>0.248342</text:p>
              </table:table-cell>
              <table:table-cell office:value-type="float" office:value="2.880069">
                <text:p>2.880069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079514">
                <text:p>2.079514</text:p>
              </table:table-cell>
              <table:table-cell office:value-type="float" office:value="2.085973">
                <text:p>2.085973</text:p>
              </table:table-cell>
              <table:table-cell office:value-type="float" office:value="2.271298">
                <text:p>2.271298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291932">
                <text:p>0.291932</text:p>
              </table:table-cell>
              <table:table-cell office:value-type="float" office:value="0.508424">
                <text:p>0.508424</text:p>
              </table:table-cell>
              <table:table-cell office:value-type="float" office:value="1.293619">
                <text:p>1.293619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080431">
                <text:p>0.080431</text:p>
              </table:table-cell>
              <table:table-cell office:value-type="float" office:value="0.081115">
                <text:p>0.081115</text:p>
              </table:table-cell>
              <table:table-cell office:value-type="float" office:value="1.533941">
                <text:p>1.533941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278328">
                <text:p>0.278328</text:p>
              </table:table-cell>
              <table:table-cell office:value-type="float" office:value="0.286969">
                <text:p>0.286969</text:p>
              </table:table-cell>
              <table:table-cell office:value-type="float" office:value="2.261904">
                <text:p>2.261904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863742">
                <text:p>0.863742</text:p>
              </table:table-cell>
              <table:table-cell office:value-type="float" office:value="0.980055">
                <text:p>0.980055</text:p>
              </table:table-cell>
              <table:table-cell office:value-type="float" office:value="1.569482">
                <text:p>1.569482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0.630699">
                <text:p>0.630699</text:p>
              </table:table-cell>
              <table:table-cell office:value-type="float" office:value="0.69889">
                <text:p>0.69889</text:p>
              </table:table-cell>
              <table:table-cell office:value-type="float" office:value="1.955852">
                <text:p>1.955852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752011">
                <text:p>1.752011</text:p>
              </table:table-cell>
              <table:table-cell office:value-type="float" office:value="1.841848">
                <text:p>1.841848</text:p>
              </table:table-cell>
              <table:table-cell office:value-type="float" office:value="2.059807">
                <text:p>2.059807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0.644644">
                <text:p>0.644644</text:p>
              </table:table-cell>
              <table:table-cell office:value-type="float" office:value="0.710682">
                <text:p>0.710682</text:p>
              </table:table-cell>
              <table:table-cell office:value-type="float" office:value="1.18164">
                <text:p>1.18164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265598">
                <text:p>2.265598</text:p>
              </table:table-cell>
              <table:table-cell office:value-type="float" office:value="2.366231">
                <text:p>2.366231</text:p>
              </table:table-cell>
              <table:table-cell office:value-type="float" office:value="2.82306">
                <text:p>2.82306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1.020084">
                <text:p>1.020084</text:p>
              </table:table-cell>
              <table:table-cell office:value-type="float" office:value="1.088005">
                <text:p>1.088005</text:p>
              </table:table-cell>
              <table:table-cell office:value-type="float" office:value="1.862592">
                <text:p>1.862592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656129">
                <text:p>0.656129</text:p>
              </table:table-cell>
              <table:table-cell office:value-type="float" office:value="1.127034">
                <text:p>1.127034</text:p>
              </table:table-cell>
              <table:table-cell office:value-type="float" office:value="2.203753">
                <text:p>2.203753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426873">
                <text:p>0.426873</text:p>
              </table:table-cell>
              <table:table-cell office:value-type="float" office:value="0.454106">
                <text:p>0.454106</text:p>
              </table:table-cell>
              <table:table-cell office:value-type="float" office:value="2.448104">
                <text:p>2.448104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552739">
                <text:p>0.552739</text:p>
              </table:table-cell>
              <table:table-cell office:value-type="float" office:value="0.57936">
                <text:p>0.57936</text:p>
              </table:table-cell>
              <table:table-cell office:value-type="float" office:value="2.081095">
                <text:p>2.08109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805215">
                <text:p>0.805215</text:p>
              </table:table-cell>
              <table:table-cell office:value-type="float" office:value="1.042069">
                <text:p>1.042069</text:p>
              </table:table-cell>
              <table:table-cell office:value-type="float" office:value="2.560907">
                <text:p>2.560907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1.672499">
                <text:p>1.672499</text:p>
              </table:table-cell>
              <table:table-cell office:value-type="float" office:value="1.890654">
                <text:p>1.890654</text:p>
              </table:table-cell>
              <table:table-cell office:value-type="float" office:value="2.117742">
                <text:p>2.117742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220617">
                <text:p>1.220617</text:p>
              </table:table-cell>
              <table:table-cell office:value-type="float" office:value="1.32423">
                <text:p>1.32423</text:p>
              </table:table-cell>
              <table:table-cell office:value-type="float" office:value="1.745184">
                <text:p>1.745184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775714">
                <text:p>0.775714</text:p>
              </table:table-cell>
              <table:table-cell office:value-type="float" office:value="0.777238">
                <text:p>0.777238</text:p>
              </table:table-cell>
              <table:table-cell office:value-type="float" office:value="1.550424">
                <text:p>1.550424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288888">
                <text:p>1.288888</text:p>
              </table:table-cell>
              <table:table-cell office:value-type="float" office:value="1.347558">
                <text:p>1.347558</text:p>
              </table:table-cell>
              <table:table-cell office:value-type="float" office:value="2.008364">
                <text:p>2.008364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405231">
                <text:p>1.405231</text:p>
              </table:table-cell>
              <table:table-cell office:value-type="float" office:value="1.551823">
                <text:p>1.551823</text:p>
              </table:table-cell>
              <table:table-cell office:value-type="float" office:value="2.420417">
                <text:p>2.420417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915529">
                <text:p>1.915529</text:p>
              </table:table-cell>
              <table:table-cell office:value-type="float" office:value="1.918747">
                <text:p>1.918747</text:p>
              </table:table-cell>
              <table:table-cell office:value-type="float" office:value="2.119946">
                <text:p>2.119946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816765">
                <text:p>0.816765</text:p>
              </table:table-cell>
              <table:table-cell office:value-type="float" office:value="0.912626">
                <text:p>0.912626</text:p>
              </table:table-cell>
              <table:table-cell office:value-type="float" office:value="1.692023">
                <text:p>1.692023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524719">
                <text:p>0.524719</text:p>
              </table:table-cell>
              <table:table-cell office:value-type="float" office:value="0.96309">
                <text:p>0.96309</text:p>
              </table:table-cell>
              <table:table-cell office:value-type="float" office:value="1.642879">
                <text:p>1.642879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0.754654">
                <text:p>0.754654</text:p>
              </table:table-cell>
              <table:table-cell office:value-type="float" office:value="0.870457">
                <text:p>0.870457</text:p>
              </table:table-cell>
              <table:table-cell office:value-type="float" office:value="1.892859">
                <text:p>1.892859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050702">
                <text:p>0.050702</text:p>
              </table:table-cell>
              <table:table-cell office:value-type="float" office:value="0.050712">
                <text:p>0.050712</text:p>
              </table:table-cell>
              <table:table-cell office:value-type="float" office:value="2.096302">
                <text:p>2.096302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1.002445">
                <text:p>1.002445</text:p>
              </table:table-cell>
              <table:table-cell office:value-type="float" office:value="1.11312">
                <text:p>1.11312</text:p>
              </table:table-cell>
              <table:table-cell office:value-type="float" office:value="1.975839">
                <text:p>1.975839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594434">
                <text:p>1.594434</text:p>
              </table:table-cell>
              <table:table-cell office:value-type="float" office:value="1.616956">
                <text:p>1.616956</text:p>
              </table:table-cell>
              <table:table-cell office:value-type="float" office:value="2.362339">
                <text:p>2.362339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853615">
                <text:p>0.853615</text:p>
              </table:table-cell>
              <table:table-cell office:value-type="float" office:value="0.878658">
                <text:p>0.878658</text:p>
              </table:table-cell>
              <table:table-cell office:value-type="float" office:value="2.340276">
                <text:p>2.340276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868099">
                <text:p>0.868099</text:p>
              </table:table-cell>
              <table:table-cell office:value-type="float" office:value="1.092601">
                <text:p>1.092601</text:p>
              </table:table-cell>
              <table:table-cell office:value-type="float" office:value="1.775943">
                <text:p>1.775943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894804">
                <text:p>0.894804</text:p>
              </table:table-cell>
              <table:table-cell office:value-type="float" office:value="0.906067">
                <text:p>0.906067</text:p>
              </table:table-cell>
              <table:table-cell office:value-type="float" office:value="1.899331">
                <text:p>1.899331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0.925522">
                <text:p>0.925522</text:p>
              </table:table-cell>
              <table:table-cell office:value-type="float" office:value="1.031395">
                <text:p>1.031395</text:p>
              </table:table-cell>
              <table:table-cell office:value-type="float" office:value="2.284259">
                <text:p>2.284259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0.858217">
                <text:p>0.858217</text:p>
              </table:table-cell>
              <table:table-cell office:value-type="float" office:value="0.949552">
                <text:p>0.949552</text:p>
              </table:table-cell>
              <table:table-cell office:value-type="float" office:value="2.067104">
                <text:p>2.067104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0.904527">
                <text:p>0.904527</text:p>
              </table:table-cell>
              <table:table-cell office:value-type="float" office:value="0.964253">
                <text:p>0.964253</text:p>
              </table:table-cell>
              <table:table-cell office:value-type="float" office:value="1.942774">
                <text:p>1.942774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1.050384">
                <text:p>1.050384</text:p>
              </table:table-cell>
              <table:table-cell office:value-type="float" office:value="1.155558">
                <text:p>1.155558</text:p>
              </table:table-cell>
              <table:table-cell office:value-type="float" office:value="1.977469">
                <text:p>1.977469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8045">
                <text:p>0.8045</text:p>
              </table:table-cell>
              <table:table-cell office:value-type="float" office:value="0.89295">
                <text:p>0.89295</text:p>
              </table:table-cell>
              <table:table-cell office:value-type="float" office:value="2.135908">
                <text:p>2.135908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1.393828">
                <text:p>1.393828</text:p>
              </table:table-cell>
              <table:table-cell office:value-type="float" office:value="1.429161">
                <text:p>1.429161</text:p>
              </table:table-cell>
              <table:table-cell office:value-type="float" office:value="1.924487">
                <text:p>1.924487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.053536">
                <text:p>1.053536</text:p>
              </table:table-cell>
              <table:table-cell office:value-type="float" office:value="1.201646">
                <text:p>1.201646</text:p>
              </table:table-cell>
              <table:table-cell office:value-type="float" office:value="1.978203">
                <text:p>1.978203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1.034857">
                <text:p>1.034857</text:p>
              </table:table-cell>
              <table:table-cell office:value-type="float" office:value="2.060762">
                <text:p>2.060762</text:p>
              </table:table-cell>
              <table:table-cell office:value-type="float" office:value="2.661806">
                <text:p>2.661806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73953158202358">
                <text:p>0.73953158202358</text:p>
              </table:table-cell>
              <table:table-cell office:value-type="float" office:value="0.839390317958872">
                <text:p>0.839390317958872</text:p>
              </table:table-cell>
              <table:table-cell office:value-type="float" office:value="1.94812632588995">
                <text:p>1.94812632588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tru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95cm" svg:height="9.781cm" xlink:href=".." xlink:type="simple" chart:class="chart:bar" chart:style-name="ch1">
        <chart:title svg:x="7.26cm" svg:y="0.331cm" chart:style-name="ch2">
          <text:p>Diferença no IPC entre páginas de 4MB e 4KB</text:p>
        </chart:title>
        <chart:legend chart:legend-position="top" svg:x="11.211cm" svg:y="1.321cm" style:legend-expansion="wide" chart:style-name="ch3"/>
        <chart:plot-area chart:style-name="ch4" table:cell-range-address="Sheet1.A2:Sheet1.A54 Sheet1.F1:Sheet1.F54" chart:data-source-has-labels="both" svg:x="1.506cm" svg:y="2.114cm" svg:width="22.794cm" svg:height="7.472cm">
          <chartooo:coordinate-region svg:x="2.286cm" svg:y="2.314cm" svg:width="22.014cm" svg:height="4.932cm"/>
          <chart:axis chart:dimension="x" chart:name="primary-x" chart:style-name="ch5" chartooo:axis-type="auto">
            <chartooo:date-scale/>
            <chart:categories table:cell-range-address="Sheet1.A2:Sheet1.A54"/>
            <chart:grid chart:style-name="ch6" chart:class="major"/>
          </chart:axis>
          <chart:axis chart:dimension="y" chart:name="primary-y" chart:style-name="ch7">
            <chart:title svg:x="0.451cm" svg:y="6.159cm" chart:style-name="ch8">
              <text:p>IPC</text:p>
            </chart:title>
            <chart:grid chart:style-name="ch6" chart:class="major"/>
          </chart:axis>
          <chart:series chart:style-name="ch9" chart:values-cell-range-address="Sheet1.F2:Sheet1.F54" chart:label-cell-address="Sheet1.F1:Sheet1.F1" chart:class="chart:bar">
            <chart:data-point chart:repeated="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MB – 4K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mnetpp</text:p>
                <draw:g>
                  <svg:desc>Sheet1.A2:Sheet1.A54</svg:desc>
                </draw:g>
              </table:table-cell>
              <table:table-cell office:value-type="float" office:value="0.087273">
                <text:p>0.087273</text:p>
                <draw:g>
                  <svg:desc>Sheet1.F2:Sheet1.F54</svg:desc>
                </draw:g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0.024402">
                <text:p>0.024402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0546699999999999">
                <text:p>0.0546699999999999</text:p>
              </table:table-cell>
            </table:table-row>
            <table:table-row>
              <table:table-cell office:value-type="string">
                <text:p>hmmer_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094342">
                <text:p>0.094342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0.10109">
                <text:p>0.10109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0.152659">
                <text:p>0.152659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0845629999999999">
                <text:p>0.0845629999999999</text:p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0.044381">
                <text:p>0.044381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0.1238">
                <text:p>0.1238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0.0704480000000002">
                <text:p>0.0704480000000002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003016">
                <text:p>0.003016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0.0682739999999999">
                <text:p>0.0682739999999999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0.0440389999999999">
                <text:p>0.0440389999999999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047559">
                <text:p>0.047559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0.00645899999999999">
                <text:p>0.00645899999999999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216492">
                <text:p>0.21649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00068399999999999">
                <text:p>0.00068399999999999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00864100000000001">
                <text:p>0.00864100000000001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116313">
                <text:p>0.116313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0.068191">
                <text:p>0.068191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0.0898369999999999">
                <text:p>0.0898369999999999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0.0660379999999999">
                <text:p>0.0660379999999999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0.100633">
                <text:p>0.100633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0.0679209999999999">
                <text:p>0.0679209999999999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470905">
                <text:p>0.470905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027233">
                <text:p>0.027233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0266210000000001">
                <text:p>0.0266210000000001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236854">
                <text:p>0.236854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0.218155">
                <text:p>0.218155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0.103613">
                <text:p>0.103613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00152399999999997">
                <text:p>0.00152399999999997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0.05867">
                <text:p>0.05867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0.146592">
                <text:p>0.146592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0.00321800000000017">
                <text:p>0.00321800000000017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095861">
                <text:p>0.095861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438371">
                <text:p>0.438371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0.115803">
                <text:p>0.115803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0000100000000000031">
                <text:p>0.0000100000000000031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0.110675">
                <text:p>0.110675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0.0225219999999999">
                <text:p>0.0225219999999999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0250429999999999">
                <text:p>0.0250429999999999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224502">
                <text:p>0.224502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011263">
                <text:p>0.011263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0.105873">
                <text:p>0.105873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0.0913349999999999">
                <text:p>0.0913349999999999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0.0597259999999999">
                <text:p>0.0597259999999999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0.105174">
                <text:p>0.105174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08845">
                <text:p>0.08845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0.0353329999999998">
                <text:p>0.0353329999999998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0.14811">
                <text:p>0.14811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1.025905">
                <text:p>1.025905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110366653846154">
                <text:p>0.1103666538461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765cm" svg:height="12.253cm" xlink:href=".." xlink:type="simple" chart:class="chart:line" chart:style-name="ch1">
        <chart:title svg:x="8.788cm" svg:y="0.381cm" chart:style-name="ch2">
          <text:p>Diferença no IPC para diferentes Pinballs</text:p>
        </chart:title>
        <chart:subtitle svg:x="11.976cm" svg:y="1.431cm" chart:style-name="ch3">
          <text:p>Curvas Ideias</text:p>
        </chart:subtitle>
        <chart:legend chart:legend-position="top" svg:x="10.276cm" svg:y="2.325cm" style:legend-expansion="wide" chart:style-name="ch4"/>
        <chart:plot-area chart:style-name="ch5" table:cell-range-address="Sheet1.A1:Sheet1.B53 Sheet1.G1:Sheet1.G53" chart:data-source-has-labels="both" svg:x="1.546cm" svg:y="3.168cm" svg:width="24.684cm" svg:height="8.84cm">
          <chartooo:coordinate-region svg:x="2.326cm" svg:y="3.368cm" svg:width="23.705cm" svg:height="6.3cm"/>
          <chart:axis chart:dimension="x" chart:name="primary-x" chart:style-name="ch6" chartooo:axis-type="auto">
            <chartooo:date-scale/>
            <chart:categories table:cell-range-address="Sheet1.A2:Sheet1.A53"/>
            <chart:grid chart:style-name="ch7" chart:class="major"/>
          </chart:axis>
          <chart:axis chart:dimension="y" chart:name="primary-y" chart:style-name="ch8">
            <chart:title svg:x="0.451cm" svg:y="7.897cm" chart:style-name="ch9">
              <text:p>IPC</text:p>
            </chart:title>
            <chart:grid chart:style-name="ch7" chart:class="major"/>
          </chart:axis>
          <chart:series chart:style-name="ch10" chart:values-cell-range-address="Sheet1.B2:Sheet1.B53" chart:label-cell-address="Sheet1.B1:Sheet1.B1" chart:class="chart:line">
            <chart:data-point chart:repeated="52"/>
          </chart:series>
          <chart:series chart:style-name="ch11" chart:values-cell-range-address="Sheet1.G2:Sheet1.G53" chart:label-cell-address="Sheet1.G1:Sheet1.G1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Sheet1.B1:Sheet1.B1</svg:desc>
                </draw:g>
              </table:table-cell>
              <table:table-cell office:value-type="string">
                <text:p>Ideal – Relatorio 3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mnetpp</text:p>
                <draw:g>
                  <svg:desc>Sheet1.A2:Sheet1.A53</svg:desc>
                </draw:g>
              </table:table-cell>
              <table:table-cell office:value-type="float" office:value="1.952615">
                <text:p>1.952615</text:p>
                <draw:g>
                  <svg:desc>Sheet1.B2:Sheet1.B53</svg:desc>
                </draw:g>
              </table:table-cell>
              <table:table-cell office:value-type="float" office:value="1.93">
                <text:p>1.93</text:p>
                <draw:g>
                  <svg:desc>Sheet1.G2:Sheet1.G53</svg:desc>
                </draw:g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1.49672">
                <text:p>1.4967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1.653963">
                <text:p>1.65396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hmmer_1</text:p>
              </table:table-cell>
              <table:table-cell office:value-type="float" office:value="2.172307">
                <text:p>2.17230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1.626831">
                <text:p>1.62683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736411">
                <text:p>1.73641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1.778441">
                <text:p>1.77844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1.593972">
                <text:p>1.593972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326529">
                <text:p>2.32652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1.645492">
                <text:p>1.645492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2.203056">
                <text:p>2.20305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1.845007">
                <text:p>1.845007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1.640527">
                <text:p>1.64052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711953">
                <text:p>1.711953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2.880069">
                <text:p>2.88006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271298">
                <text:p>2.27129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1.293619">
                <text:p>1.29361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1.533941">
                <text:p>1.53394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2.261904">
                <text:p>2.261904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1.569482">
                <text:p>1.56948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1.955852">
                <text:p>1.955852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2.059807">
                <text:p>2.05980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1.18164">
                <text:p>1.1816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82306">
                <text:p>2.8230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1.862592">
                <text:p>1.86259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2.203753">
                <text:p>2.203753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2.448104">
                <text:p>2.4481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2.081095">
                <text:p>2.08109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2.560907">
                <text:p>2.560907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2.117742">
                <text:p>2.11774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745184">
                <text:p>1.74518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1.550424">
                <text:p>1.55042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2.008364">
                <text:p>2.008364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2.420417">
                <text:p>2.42041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2.119946">
                <text:p>2.119946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1.692023">
                <text:p>1.69202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1.642879">
                <text:p>1.64287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1.892859">
                <text:p>1.89285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2.096302">
                <text:p>2.09630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1.975839">
                <text:p>1.975839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2.362339">
                <text:p>2.36233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2.340276">
                <text:p>2.340276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1.775943">
                <text:p>1.775943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1.899331">
                <text:p>1.899331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2.284259">
                <text:p>2.284259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2.067104">
                <text:p>2.06710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1.942774">
                <text:p>1.942774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1.977469">
                <text:p>1.97746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2.135908">
                <text:p>2.135908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1.924487">
                <text:p>1.924487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.978203">
                <text:p>1.97820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2.661806">
                <text:p>2.661806</text:p>
              </table:table-cell>
              <table:table-cell office:value-type="float" office:value="2.71">
                <text:p>2.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36cm" svg:height="10.546cm" xlink:href=".." xlink:type="simple" chart:class="chart:line" chart:style-name="ch1">
        <chart:title svg:x="8.474cm" svg:y="0.346cm" chart:style-name="ch2">
          <text:p>Diferença no IPC para diferentes Pinballs</text:p>
        </chart:title>
        <chart:subtitle svg:x="11.529cm" svg:y="1.361cm" chart:style-name="ch3">
          <text:p>Curvas de 4KB</text:p>
        </chart:subtitle>
        <chart:legend chart:legend-position="top" svg:x="10.254cm" svg:y="2.255cm" style:legend-expansion="wide" chart:style-name="ch4"/>
        <chart:plot-area chart:style-name="ch5" table:cell-range-address="Sheet1.A1:Sheet1.A53 Sheet1.C1:Sheet1.C53 Sheet1.I1:Sheet1.I53" chart:data-source-has-labels="both" svg:x="1.533cm" svg:y="3.063cm" svg:width="24.081cm" svg:height="7.273cm">
          <chartooo:coordinate-region svg:x="2.313cm" svg:y="3.262cm" svg:width="23.102cm" svg:height="4.734cm"/>
          <chart:axis chart:dimension="x" chart:name="primary-x" chart:style-name="ch6" chartooo:axis-type="auto">
            <chartooo:date-scale/>
            <chart:categories table:cell-range-address="Sheet1.A2:Sheet1.A53"/>
            <chart:grid chart:style-name="ch7" chart:class="major"/>
          </chart:axis>
          <chart:axis chart:dimension="y" chart:name="primary-y" chart:style-name="ch8">
            <chart:title svg:x="0.451cm" svg:y="7.008cm" chart:style-name="ch9">
              <text:p>IPC</text:p>
            </chart:title>
            <chart:grid chart:style-name="ch7" chart:class="major"/>
          </chart:axis>
          <chart:series chart:style-name="ch10" chart:values-cell-range-address="Sheet1.C2:Sheet1.C53" chart:label-cell-address="Sheet1.C1:Sheet1.C1" chart:class="chart:line">
            <chart:data-point chart:repeated="52"/>
          </chart:series>
          <chart:series chart:style-name="ch11" chart:values-cell-range-address="Sheet1.I2:Sheet1.I53" chart:label-cell-address="Sheet1.I1:Sheet1.I1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KB</text:p>
                <draw:g>
                  <svg:desc>Sheet1.C1:Sheet1.C1</svg:desc>
                </draw:g>
              </table:table-cell>
              <table:table-cell office:value-type="string">
                <text:p>4KB-Relatorio 3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mnetpp</text:p>
                <draw:g>
                  <svg:desc>Sheet1.A2:Sheet1.A53</svg:desc>
                </draw:g>
              </table:table-cell>
              <table:table-cell office:value-type="float" office:value="0.198312">
                <text:p>0.198312</text:p>
                <draw:g>
                  <svg:desc>Sheet1.C2:Sheet1.C53</svg:desc>
                </draw:g>
              </table:table-cell>
              <table:table-cell office:value-type="float" office:value="0.2">
                <text:p>0.2</text:p>
                <draw:g>
                  <svg:desc>Sheet1.I2:Sheet1.I53</svg:desc>
                </draw:g>
              </table:table-cell>
            </table:table-row>
            <table:table-row>
              <table:table-cell office:value-type="string">
                <text:p>soplex_1</text:p>
              </table:table-cell>
              <table:table-cell office:value-type="float" office:value="0.146335">
                <text:p>0.14633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gobmk_2</text:p>
              </table:table-cell>
              <table:table-cell office:value-type="float" office:value="0.985653">
                <text:p>0.98565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hmmer_1</text:p>
              </table:table-cell>
              <table:table-cell office:value-type="float" office:value="2.085727">
                <text:p>2.085727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gobmk_1</text:p>
              </table:table-cell>
              <table:table-cell office:value-type="float" office:value="0.988939">
                <text:p>0.98893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h264ref_2</text:p>
              </table:table-cell>
              <table:table-cell office:value-type="float" office:value="1.245508">
                <text:p>1.2455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gcc_8</text:p>
              </table:table-cell>
              <table:table-cell office:value-type="float" office:value="0.639973">
                <text:p>0.6399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gobmk_3</text:p>
              </table:table-cell>
              <table:table-cell office:value-type="float" office:value="0.943023">
                <text:p>0.94302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gamess_1</text:p>
              </table:table-cell>
              <table:table-cell office:value-type="float" office:value="2.131837">
                <text:p>2.13183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bzip2_5</text:p>
              </table:table-cell>
              <table:table-cell office:value-type="float" office:value="0.717784">
                <text:p>0.71778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bzip2_1</text:p>
              </table:table-cell>
              <table:table-cell office:value-type="float" office:value="0.789212">
                <text:p>0.78921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048982">
                <text:p>0.0489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gobmk_4</text:p>
              </table:table-cell>
              <table:table-cell office:value-type="float" office:value="1.042578">
                <text:p>1.0425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h264ref_1</text:p>
              </table:table-cell>
              <table:table-cell office:value-type="float" office:value="1.316109">
                <text:p>1.31610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200783">
                <text:p>0.200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hmmer</text:p>
              </table:table-cell>
              <table:table-cell office:value-type="float" office:value="2.079514">
                <text:p>2.07951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astar</text:p>
              </table:table-cell>
              <table:table-cell office:value-type="float" office:value="0.291932">
                <text:p>0.2919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soplex</text:p>
              </table:table-cell>
              <table:table-cell office:value-type="float" office:value="0.080431">
                <text:p>0.08043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278328">
                <text:p>0.2783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gobmk</text:p>
              </table:table-cell>
              <table:table-cell office:value-type="float" office:value="0.863742">
                <text:p>0.86374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gcc_5</text:p>
              </table:table-cell>
              <table:table-cell office:value-type="float" office:value="0.630699">
                <text:p>0.63069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gamess</text:p>
              </table:table-cell>
              <table:table-cell office:value-type="float" office:value="1.752011">
                <text:p>1.75201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astar_1</text:p>
              </table:table-cell>
              <table:table-cell office:value-type="float" office:value="0.644644">
                <text:p>0.64464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perlbench_2</text:p>
              </table:table-cell>
              <table:table-cell office:value-type="float" office:value="2.265598">
                <text:p>2.26559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bzip2_3</text:p>
              </table:table-cell>
              <table:table-cell office:value-type="float" office:value="1.020084">
                <text:p>1.02008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xalancbmk</text:p>
              </table:table-cell>
              <table:table-cell office:value-type="float" office:value="0.656129">
                <text:p>0.656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phinx3</text:p>
              </table:table-cell>
              <table:table-cell office:value-type="float" office:value="0.426873">
                <text:p>0.4268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0.552739">
                <text:p>0.55273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zeusmp</text:p>
              </table:table-cell>
              <table:table-cell office:value-type="float" office:value="0.805215">
                <text:p>0.80521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gamess_2</text:p>
              </table:table-cell>
              <table:table-cell office:value-type="float" office:value="1.672499">
                <text:p>1.672499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povray</text:p>
              </table:table-cell>
              <table:table-cell office:value-type="float" office:value="1.220617">
                <text:p>1.22061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bwaves</text:p>
              </table:table-cell>
              <table:table-cell office:value-type="float" office:value="0.775714">
                <text:p>0.77571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h264ref</text:p>
              </table:table-cell>
              <table:table-cell office:value-type="float" office:value="1.288888">
                <text:p>1.28888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perlbench</text:p>
              </table:table-cell>
              <table:table-cell office:value-type="float" office:value="1.405231">
                <text:p>1.40523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namd</text:p>
              </table:table-cell>
              <table:table-cell office:value-type="float" office:value="1.915529">
                <text:p>1.915529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bzip2</text:p>
              </table:table-cell>
              <table:table-cell office:value-type="float" office:value="0.816765">
                <text:p>0.8167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actusADM</text:p>
              </table:table-cell>
              <table:table-cell office:value-type="float" office:value="0.524719">
                <text:p>0.52471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gcc_1</text:p>
              </table:table-cell>
              <table:table-cell office:value-type="float" office:value="0.754654">
                <text:p>0.75465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050702">
                <text:p>0.05070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zip2_4</text:p>
              </table:table-cell>
              <table:table-cell office:value-type="float" office:value="1.002445">
                <text:p>1.00244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tonto</text:p>
              </table:table-cell>
              <table:table-cell office:value-type="float" office:value="1.594434">
                <text:p>1.594434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853615">
                <text:p>0.85361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sjeng</text:p>
              </table:table-cell>
              <table:table-cell office:value-type="float" office:value="0.868099">
                <text:p>0.86809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wrf</text:p>
              </table:table-cell>
              <table:table-cell office:value-type="float" office:value="0.894804">
                <text:p>0.89480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bzip2_2</text:p>
              </table:table-cell>
              <table:table-cell office:value-type="float" office:value="0.925522">
                <text:p>0.92552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gcc_7</text:p>
              </table:table-cell>
              <table:table-cell office:value-type="float" office:value="0.858217">
                <text:p>0.85821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cc_2</text:p>
              </table:table-cell>
              <table:table-cell office:value-type="float" office:value="0.904527">
                <text:p>0.9045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cc_3</text:p>
              </table:table-cell>
              <table:table-cell office:value-type="float" office:value="1.050384">
                <text:p>1.0503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gcc_6</text:p>
              </table:table-cell>
              <table:table-cell office:value-type="float" office:value="0.8045">
                <text:p>0.804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dealII</text:p>
              </table:table-cell>
              <table:table-cell office:value-type="float" office:value="1.393828">
                <text:p>1.39382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gcc</text:p>
              </table:table-cell>
              <table:table-cell office:value-type="float" office:value="1.053536">
                <text:p>1.0535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perlbench_1</text:p>
              </table:table-cell>
              <table:table-cell office:value-type="float" office:value="1.034857">
                <text:p>1.034857</text:p>
              </table:table-cell>
              <table:table-cell office:value-type="float" office:value="2.01">
                <text:p>2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